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2071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4" style:family="table-cell" style:parent-style-name="Default" style:data-style-name="N128">
      <style:text-properties style:text-position="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3">
      <style:text-properties fo:font-weight="normal" style:font-weight-asian="normal" style:font-weight-complex="normal"/>
    </style:style>
    <style:style style:name="ce5" style:family="table-cell" style:parent-style-name="Default" style:data-style-name="N125"/>
    <style:style style:name="ce6" style:family="table-cell" style:parent-style-name="Default" style:data-style-name="N127"/>
    <style:style style:name="ce7" style:family="table-cell" style:parent-style-name="Default" style:data-style-name="N128"/>
    <style:style style:name="ce8" style:family="table-cell" style:parent-style-name="Default" style:data-style-name="N2"/>
    <style:style style:name="ce9" style:family="table-cell" style:parent-style-name="Default" style:data-style-name="N129">
      <style:table-cell-properties style:text-align-source="fix" style:repeat-content="false"/>
      <style:paragraph-properties fo:text-align="start" fo:margin-left="0.278in"/>
    </style:style>
    <style:style style:name="ce10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aCl" table:style-name="ta1">
        <table:shapes>
          <draw:frame draw:z-index="0" draw:style-name="gr1" draw:text-style-name="P1" svg:width="8.9539in" svg:height="6.4732in" svg:x="8.0535in" svg:y="12.0976in">
            <draw:object draw:notify-on-update-of-ranges="NaCl.A2:NaCl.A150 NaCl.H2:NaCl.H1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4" table:default-cell-style-name="ce2"/>
        <table:table-column table:style-name="co3" table:number-columns-repeated="8" table:default-cell-style-name="ce2"/>
        <table:table-column table:style-name="co5" table:default-cell-style-name="ce2"/>
        <table:table-column table:style-name="co3" table:number-columns-repeated="1013" table:default-cell-style-name="ce2"/>
        <table:table-row table:style-name="ro1">
          <table:table-cell office:value-type="string" calcext:value-type="string">
            <text:p>Angle_Detector</text:p>
          </table:table-cell>
          <table:table-cell office:value-type="string" calcext:value-type="string">
            <text:p>Angle_Sample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/Second</text:p>
          </table:table-cell>
          <table:table-cell table:number-columns-repeated="2"/>
          <table:table-cell office:value-type="string" calcext:value-type="string">
            <text:p>V (Source)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kV</text:p>
          </table:table-cell>
          <table:table-cell table:number-columns-repeated="2"/>
          <table:table-cell office:value-type="string" calcext:value-type="string">
            <text:p>Drift </text:p>
          </table:table-cell>
          <table:table-cell office:value-type="float" office:value="20.21" calcext:value-type="float">
            <text:p>20.21</text:p>
          </table:table-cell>
          <table:table-cell office:value-type="float" office:value="20.12" calcext:value-type="float">
            <text:p>20.12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/2" office:value-type="float" office:value="2.5" calcext:value-type="float">
            <text:p>2.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formula="of:=AVERAGE([.C2:.E2])" office:value-type="float" office:value="80.3333333333333" calcext:value-type="float">
            <text:p>80.3333333333</text:p>
          </table:table-cell>
          <table:table-cell office:value-type="float" office:value="10" calcext:value-type="float">
            <text:p>10</text:p>
          </table:table-cell>
          <table:table-cell table:formula="of:=[.F2]/[.G2]" office:value-type="float" office:value="8.03333333333333" calcext:value-type="float">
            <text:p>8.0333333333</text:p>
          </table:table-cell>
          <table:table-cell table:number-columns-repeated="2"/>
          <table:table-cell office:value-type="string" calcext:value-type="string">
            <text:p>I (Source)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croamps</text:p>
          </table:table-cell>
          <table:table-cell table:number-columns-repeated="2"/>
          <table:table-cell office:value-type="string" calcext:value-type="string">
            <text:p>Drift 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006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3]/2" office:value-type="float" office:value="3.75" calcext:value-type="float">
            <text:p>3.7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AVERAGE([.C3:.E3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F3]/[.G3]"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Disc. Course Gain</text:p>
          </table:table-cell>
          <table:table-cell table:style-name="ce3" table:formula="of:=1/16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/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AVERAGE([.C4:.E4])" office:value-type="float" office:value="26.6666666666667" calcext:value-type="float">
            <text:p>26.6666666667</text:p>
          </table:table-cell>
          <table:table-cell table:formula="of:=[.G3]" office:value-type="float" office:value="10" calcext:value-type="float">
            <text:p>10</text:p>
          </table:table-cell>
          <table:table-cell table:formula="of:=[.F4]/[.G4]" office:value-type="float" office:value="2.66666666666667" calcext:value-type="float">
            <text:p>2.6666666667</text:p>
          </table:table-cell>
          <table:table-cell table:number-columns-repeated="2"/>
          <table:table-cell office:value-type="string" calcext:value-type="string">
            <text:p>V (Detector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olts</text:p>
          </table:table-cell>
          <table:table-cell table:number-columns-repeated="1011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A5]/2" office:value-type="float" office:value="6.25" calcext:value-type="float">
            <text:p>6.25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table:formula="of:=AVERAGE([.C5:.E5])" office:value-type="float" office:value="323" calcext:value-type="float">
            <text:p>323</text:p>
          </table:table-cell>
          <table:table-cell table:formula="of:=[.G4]" office:value-type="float" office:value="10" calcext:value-type="float">
            <text:p>10</text:p>
          </table:table-cell>
          <table:table-cell table:formula="of:=[.F5]/[.G5]" office:value-type="float" office:value="32.3" calcext:value-type="float">
            <text:p>32.3</text:p>
          </table:table-cell>
          <table:table-cell table:number-columns-repeated="2"/>
          <table:table-cell office:value-type="string" calcext:value-type="string">
            <text:p>Disc. Fine Gai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/2" office:value-type="float" office:value="7.5" calcext:value-type="float">
            <text:p>7.5</text:p>
          </table:table-cell>
          <table:table-cell office:value-type="float" office:value="1068" calcext:value-type="float">
            <text:p>1068</text:p>
          </table:table-cell>
          <table:table-cell office:value-type="float" office:value="969" calcext:value-type="float">
            <text:p>969</text:p>
          </table:table-cell>
          <table:table-cell office:value-type="float" office:value="1035" calcext:value-type="float">
            <text:p>1035</text:p>
          </table:table-cell>
          <table:table-cell table:formula="of:=AVERAGE([.C6:.E6])" office:value-type="float" office:value="1024" calcext:value-type="float">
            <text:p>1024</text:p>
          </table:table-cell>
          <table:table-cell table:formula="of:=[.G5]" office:value-type="float" office:value="10" calcext:value-type="float">
            <text:p>10</text:p>
          </table:table-cell>
          <table:table-cell table:formula="of:=[.F6]/[.G6]" office:value-type="float" office:value="102.4" calcext:value-type="float">
            <text:p>102.4</text:p>
          </table:table-cell>
          <table:table-cell table:number-columns-repeated="1016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7]/2" office:value-type="float" office:value="8.75" calcext:value-type="float">
            <text:p>8.75</text:p>
          </table:table-cell>
          <table:table-cell office:value-type="float" office:value="1185" calcext:value-type="float">
            <text:p>1185</text:p>
          </table:table-cell>
          <table:table-cell office:value-type="float" office:value="1090" calcext:value-type="float">
            <text:p>1090</text:p>
          </table:table-cell>
          <table:table-cell office:value-type="float" office:value="1212" calcext:value-type="float">
            <text:p>1212</text:p>
          </table:table-cell>
          <table:table-cell table:formula="of:=AVERAGE([.C7:.E7])" office:value-type="float" office:value="1162.33333333333" calcext:value-type="float">
            <text:p>1162.3333333333</text:p>
          </table:table-cell>
          <table:table-cell table:formula="of:=[.G6]" office:value-type="float" office:value="10" calcext:value-type="float">
            <text:p>10</text:p>
          </table:table-cell>
          <table:table-cell table:formula="of:=[.F7]/[.G7]" office:value-type="float" office:value="116.233333333333" calcext:value-type="float">
            <text:p>116.2333333333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8]/2" office:value-type="float" office:value="10" calcext:value-type="float">
            <text:p>1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AVERAGE([.C8:.E8])" office:value-type="float" office:value="1047.33333333333" calcext:value-type="float">
            <text:p>1047.3333333333</text:p>
          </table:table-cell>
          <table:table-cell table:formula="of:=[.G7]" office:value-type="float" office:value="10" calcext:value-type="float">
            <text:p>10</text:p>
          </table:table-cell>
          <table:table-cell table:formula="of:=[.F8]/[.G8]" office:value-type="float" office:value="104.733333333333" calcext:value-type="float">
            <text:p>104.7333333333</text:p>
          </table:table-cell>
          <table:table-cell table:number-columns-repeated="101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9]/2" office:value-type="float" office:value="11.25" calcext:value-type="float">
            <text:p>11.25</text:p>
          </table:table-cell>
          <table:table-cell office:value-type="float" office:value="860" calcext:value-type="float">
            <text:p>860</text:p>
          </table:table-cell>
          <table:table-cell office:value-type="float" office:value="915" calcext:value-type="float">
            <text:p>915</text:p>
          </table:table-cell>
          <table:table-cell office:value-type="float" office:value="829" calcext:value-type="float">
            <text:p>829</text:p>
          </table:table-cell>
          <table:table-cell table:formula="of:=AVERAGE([.C9:.E9])" office:value-type="float" office:value="868" calcext:value-type="float">
            <text:p>868</text:p>
          </table:table-cell>
          <table:table-cell table:formula="of:=[.G8]" office:value-type="float" office:value="10" calcext:value-type="float">
            <text:p>10</text:p>
          </table:table-cell>
          <table:table-cell table:formula="of:=[.F9]/[.G9]" office:value-type="float" office:value="86.8" calcext:value-type="float">
            <text:p>86.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/2" office:value-type="float" office:value="12.5" calcext:value-type="float">
            <text:p>12.5</text:p>
          </table:table-cell>
          <table:table-cell office:value-type="float" office:value="633" calcext:value-type="float">
            <text:p>633</text:p>
          </table:table-cell>
          <table:table-cell office:value-type="float" office:value="673" calcext:value-type="float">
            <text:p>673</text:p>
          </table:table-cell>
          <table:table-cell office:value-type="float" office:value="676" calcext:value-type="float">
            <text:p>676</text:p>
          </table:table-cell>
          <table:table-cell table:formula="of:=AVERAGE([.C10:.E10])" office:value-type="float" office:value="660.666666666667" calcext:value-type="float">
            <text:p>660.6666666667</text:p>
          </table:table-cell>
          <table:table-cell table:formula="of:=[.G9]" office:value-type="float" office:value="10" calcext:value-type="float">
            <text:p>10</text:p>
          </table:table-cell>
          <table:table-cell table:formula="of:=[.F10]/[.G10]" office:value-type="float" office:value="66.0666666666667" calcext:value-type="float">
            <text:p>66.0666666667</text:p>
          </table:table-cell>
          <table:table-cell table:number-columns-repeated="101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A11]/2" office:value-type="float" office:value="12.75" calcext:value-type="float">
            <text:p>12.75</text:p>
          </table:table-cell>
          <table:table-cell office:value-type="float" office:value="664" calcext:value-type="float">
            <text:p>664</text:p>
          </table:table-cell>
          <table:table-cell office:value-type="float" office:value="641" calcext:value-type="float">
            <text:p>641</text:p>
          </table:table-cell>
          <table:table-cell office:value-type="float" office:value="612" calcext:value-type="float">
            <text:p>612</text:p>
          </table:table-cell>
          <table:table-cell table:formula="of:=AVERAGE([.C11:.E11])" office:value-type="float" office:value="639" calcext:value-type="float">
            <text:p>639</text:p>
          </table:table-cell>
          <table:table-cell table:formula="of:=[.G10]" office:value-type="float" office:value="10" calcext:value-type="float">
            <text:p>10</text:p>
          </table:table-cell>
          <table:table-cell table:formula="of:=[.F11]/[.G11]" office:value-type="float" office:value="63.9" calcext:value-type="float">
            <text:p>63.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2]/2" office:value-type="float" office:value="13" calcext:value-type="float">
            <text:p>13</text:p>
          </table:table-cell>
          <table:table-cell office:value-type="float" office:value="592" calcext:value-type="float">
            <text:p>592</text:p>
          </table:table-cell>
          <table:table-cell office:value-type="float" office:value="589" calcext:value-type="float">
            <text:p>589</text:p>
          </table:table-cell>
          <table:table-cell office:value-type="float" office:value="580" calcext:value-type="float">
            <text:p>580</text:p>
          </table:table-cell>
          <table:table-cell table:formula="of:=AVERAGE([.C12:.E12])" office:value-type="float" office:value="587" calcext:value-type="float">
            <text:p>587</text:p>
          </table:table-cell>
          <table:table-cell table:formula="of:=[.G11]" office:value-type="float" office:value="10" calcext:value-type="float">
            <text:p>10</text:p>
          </table:table-cell>
          <table:table-cell table:formula="of:=[.F12]/[.G12]" office:value-type="float" office:value="58.7" calcext:value-type="float">
            <text:p>58.7</text:p>
          </table:table-cell>
          <table:table-cell table:number-columns-repeated="1016"/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A13]/2" office:value-type="float" office:value="13.25" calcext:value-type="float">
            <text:p>13.25</text:p>
          </table:table-cell>
          <table:table-cell office:value-type="float" office:value="646" calcext:value-type="float">
            <text:p>646</text:p>
          </table:table-cell>
          <table:table-cell office:value-type="float" office:value="683" calcext:value-type="float">
            <text:p>683</text:p>
          </table:table-cell>
          <table:table-cell office:value-type="float" office:value="680" calcext:value-type="float">
            <text:p>680</text:p>
          </table:table-cell>
          <table:table-cell table:formula="of:=AVERAGE([.C13:.E13])" office:value-type="float" office:value="669.666666666667" calcext:value-type="float">
            <text:p>669.6666666667</text:p>
          </table:table-cell>
          <table:table-cell table:formula="of:=[.G12]" office:value-type="float" office:value="10" calcext:value-type="float">
            <text:p>10</text:p>
          </table:table-cell>
          <table:table-cell table:formula="of:=[.F13]/[.G13]" office:value-type="float" office:value="66.9666666666667" calcext:value-type="float">
            <text:p>66.9666666667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4]/2" office:value-type="float" office:value="13.5" calcext:value-type="float">
            <text:p>13.5</text:p>
          </table:table-cell>
          <table:table-cell office:value-type="float" office:value="1384" calcext:value-type="float">
            <text:p>1384</text:p>
          </table:table-cell>
          <table:table-cell office:value-type="float" office:value="1354" calcext:value-type="float">
            <text:p>1354</text:p>
          </table:table-cell>
          <table:table-cell office:value-type="float" office:value="1416" calcext:value-type="float">
            <text:p>1416</text:p>
          </table:table-cell>
          <table:table-cell table:formula="of:=AVERAGE([.C14:.E14])" office:value-type="float" office:value="1384.66666666667" calcext:value-type="float">
            <text:p>1384.6666666667</text:p>
          </table:table-cell>
          <table:table-cell table:formula="of:=[.G13]" office:value-type="float" office:value="10" calcext:value-type="float">
            <text:p>10</text:p>
          </table:table-cell>
          <table:table-cell table:formula="of:=[.F14]/[.G14]" office:value-type="float" office:value="138.466666666667" calcext:value-type="float">
            <text:p>138.4666666667</text:p>
          </table:table-cell>
          <table:table-cell table:number-columns-repeated="1016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A15]/2" office:value-type="float" office:value="13.75" calcext:value-type="float">
            <text:p>13.75</text:p>
          </table:table-cell>
          <table:table-cell office:value-type="float" office:value="2214" calcext:value-type="float">
            <text:p>2214</text:p>
          </table:table-cell>
          <table:table-cell office:value-type="float" office:value="2231" calcext:value-type="float">
            <text:p>2231</text:p>
          </table:table-cell>
          <table:table-cell office:value-type="float" office:value="2244" calcext:value-type="float">
            <text:p>2244</text:p>
          </table:table-cell>
          <table:table-cell table:formula="of:=AVERAGE([.C15:.E15])" office:value-type="float" office:value="2229.66666666667" calcext:value-type="float">
            <text:p>2229.6666666667</text:p>
          </table:table-cell>
          <table:table-cell table:formula="of:=[.G14]" office:value-type="float" office:value="10" calcext:value-type="float">
            <text:p>10</text:p>
          </table:table-cell>
          <table:table-cell table:formula="of:=[.F15]/[.G15]" office:value-type="float" office:value="222.966666666667" calcext:value-type="float">
            <text:p>222.966666666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16]/2"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1950" calcext:value-type="float">
            <text:p>1950</text:p>
          </table:table-cell>
          <table:table-cell office:value-type="float" office:value="1958" calcext:value-type="float">
            <text:p>1958</text:p>
          </table:table-cell>
          <table:table-cell table:formula="of:=AVERAGE([.C16:.E16])" office:value-type="float" office:value="1973.66666666667" calcext:value-type="float">
            <text:p>1973.6666666667</text:p>
          </table:table-cell>
          <table:table-cell table:formula="of:=[.G15]" office:value-type="float" office:value="10" calcext:value-type="float">
            <text:p>10</text:p>
          </table:table-cell>
          <table:table-cell table:formula="of:=[.F16]/[.G16]" office:value-type="float" office:value="197.366666666667" calcext:value-type="float">
            <text:p>197.3666666667</text:p>
          </table:table-cell>
          <table:table-cell table:number-columns-repeated="1016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A17]/2" office:value-type="float" office:value="14.25" calcext:value-type="float">
            <text:p>14.25</text:p>
          </table:table-cell>
          <table:table-cell office:value-type="float" office:value="1116" calcext:value-type="float">
            <text:p>1116</text:p>
          </table:table-cell>
          <table:table-cell office:value-type="float" office:value="1121" calcext:value-type="float">
            <text:p>1121</text:p>
          </table:table-cell>
          <table:table-cell office:value-type="float" office:value="1155" calcext:value-type="float">
            <text:p>1155</text:p>
          </table:table-cell>
          <table:table-cell table:formula="of:=AVERAGE([.C17:.E17])" office:value-type="float" office:value="1130.66666666667" calcext:value-type="float">
            <text:p>1130.6666666667</text:p>
          </table:table-cell>
          <table:table-cell table:formula="of:=[.G16]" office:value-type="float" office:value="10" calcext:value-type="float">
            <text:p>10</text:p>
          </table:table-cell>
          <table:table-cell table:formula="of:=[.F17]/[.G17]" office:value-type="float" office:value="113.066666666667" calcext:value-type="float">
            <text:p>113.0666666667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18]/2" office:value-type="float" office:value="14.5" calcext:value-type="float">
            <text:p>14.5</text:p>
          </table:table-cell>
          <table:table-cell office:value-type="float" office:value="796" calcext:value-type="float">
            <text:p>796</text:p>
          </table:table-cell>
          <table:table-cell office:value-type="float" office:value="710" calcext:value-type="float">
            <text:p>710</text:p>
          </table:table-cell>
          <table:table-cell office:value-type="float" office:value="797" calcext:value-type="float">
            <text:p>797</text:p>
          </table:table-cell>
          <table:table-cell table:formula="of:=AVERAGE([.C18:.E18])" office:value-type="float" office:value="767.666666666667" calcext:value-type="float">
            <text:p>767.6666666667</text:p>
          </table:table-cell>
          <table:table-cell table:formula="of:=[.G17]" office:value-type="float" office:value="10" calcext:value-type="float">
            <text:p>10</text:p>
          </table:table-cell>
          <table:table-cell table:formula="of:=[.F18]/[.G18]" office:value-type="float" office:value="76.7666666666667" calcext:value-type="float">
            <text:p>76.7666666667</text:p>
          </table:table-cell>
          <table:table-cell table:number-columns-repeated="1016"/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A19]/2" office:value-type="float" office:value="14.75" calcext:value-type="float">
            <text:p>14.75</text:p>
          </table:table-cell>
          <table:table-cell office:value-type="float" office:value="754" calcext:value-type="float">
            <text:p>75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AVERAGE([.C19:.E19])" office:value-type="float" office:value="768.666666666667" calcext:value-type="float">
            <text:p>768.6666666667</text:p>
          </table:table-cell>
          <table:table-cell table:formula="of:=[.G18]" office:value-type="float" office:value="10" calcext:value-type="float">
            <text:p>10</text:p>
          </table:table-cell>
          <table:table-cell table:formula="of:=[.F19]/[.G19]" office:value-type="float" office:value="76.8666666666667" calcext:value-type="float">
            <text:p>76.8666666667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0]/2" office:value-type="float" office:value="15" calcext:value-type="float">
            <text:p>15</text:p>
          </table:table-cell>
          <table:table-cell office:value-type="float" office:value="3164" calcext:value-type="float">
            <text:p>3164</text:p>
          </table:table-cell>
          <table:table-cell office:value-type="float" office:value="3240" calcext:value-type="float">
            <text:p>3240</text:p>
          </table:table-cell>
          <table:table-cell office:value-type="float" office:value="3289" calcext:value-type="float">
            <text:p>3289</text:p>
          </table:table-cell>
          <table:table-cell table:formula="of:=AVERAGE([.C20:.E20])" office:value-type="float" office:value="3231" calcext:value-type="float">
            <text:p>3231</text:p>
          </table:table-cell>
          <table:table-cell table:formula="of:=[.G19]" office:value-type="float" office:value="10" calcext:value-type="float">
            <text:p>10</text:p>
          </table:table-cell>
          <table:table-cell table:formula="of:=[.F20]/[.G20]" office:value-type="float" office:value="323.1" calcext:value-type="float">
            <text:p>323.1</text:p>
          </table:table-cell>
          <table:table-cell table:number-columns-repeated="1016"/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[.A21]/2" office:value-type="float" office:value="15.25" calcext:value-type="float">
            <text:p>15.25</text:p>
          </table:table-cell>
          <table:table-cell office:value-type="float" office:value="6253" calcext:value-type="float">
            <text:p>6253</text:p>
          </table:table-cell>
          <table:table-cell office:value-type="float" office:value="6318" calcext:value-type="float">
            <text:p>6318</text:p>
          </table:table-cell>
          <table:table-cell office:value-type="float" office:value="6323" calcext:value-type="float">
            <text:p>6323</text:p>
          </table:table-cell>
          <table:table-cell table:formula="of:=AVERAGE([.C21:.E21])" office:value-type="float" office:value="6298" calcext:value-type="float">
            <text:p>6298</text:p>
          </table:table-cell>
          <table:table-cell table:formula="of:=[.G20]" office:value-type="float" office:value="10" calcext:value-type="float">
            <text:p>10</text:p>
          </table:table-cell>
          <table:table-cell table:formula="of:=[.F21]/[.G21]" office:value-type="float" office:value="629.8" calcext:value-type="float">
            <text:p>629.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2]/2" office:value-type="float" office:value="15.5" calcext:value-type="float">
            <text:p>15.5</text:p>
          </table:table-cell>
          <table:table-cell office:value-type="float" office:value="6261" calcext:value-type="float">
            <text:p>6261</text:p>
          </table:table-cell>
          <table:table-cell office:value-type="float" office:value="6133" calcext:value-type="float">
            <text:p>6133</text:p>
          </table:table-cell>
          <table:table-cell office:value-type="float" office:value="6301" calcext:value-type="float">
            <text:p>6301</text:p>
          </table:table-cell>
          <table:table-cell table:formula="of:=AVERAGE([.C22:.E22])" office:value-type="float" office:value="6231.66666666667" calcext:value-type="float">
            <text:p>6231.6666666667</text:p>
          </table:table-cell>
          <table:table-cell table:formula="of:=[.G21]" office:value-type="float" office:value="10" calcext:value-type="float">
            <text:p>10</text:p>
          </table:table-cell>
          <table:table-cell table:formula="of:=[.F22]/[.G22]" office:value-type="float" office:value="623.166666666667" calcext:value-type="float">
            <text:p>623.1666666667</text:p>
          </table:table-cell>
          <table:table-cell table:number-columns-repeated="1016"/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[.A23]/2" office:value-type="float" office:value="15.75" calcext:value-type="float">
            <text:p>15.75</text:p>
          </table:table-cell>
          <table:table-cell office:value-type="float" office:value="3181" calcext:value-type="float">
            <text:p>3181</text:p>
          </table:table-cell>
          <table:table-cell office:value-type="float" office:value="3217" calcext:value-type="float">
            <text:p>3217</text:p>
          </table:table-cell>
          <table:table-cell office:value-type="float" office:value="3061" calcext:value-type="float">
            <text:p>3061</text:p>
          </table:table-cell>
          <table:table-cell table:formula="of:=AVERAGE([.C23:.E23])" office:value-type="float" office:value="3153" calcext:value-type="float">
            <text:p>3153</text:p>
          </table:table-cell>
          <table:table-cell table:formula="of:=[.G22]" office:value-type="float" office:value="10" calcext:value-type="float">
            <text:p>10</text:p>
          </table:table-cell>
          <table:table-cell table:formula="of:=[.F23]/[.G23]" office:value-type="float" office:value="315.3" calcext:value-type="float">
            <text:p>315.3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4]/2" office:value-type="float" office:value="16" calcext:value-type="float">
            <text:p>16</text:p>
          </table:table-cell>
          <table:table-cell office:value-type="float" office:value="1554" calcext:value-type="float">
            <text:p>1554</text:p>
          </table:table-cell>
          <table:table-cell office:value-type="float" office:value="1675" calcext:value-type="float">
            <text:p>1675</text:p>
          </table:table-cell>
          <table:table-cell office:value-type="float" office:value="1606" calcext:value-type="float">
            <text:p>1606</text:p>
          </table:table-cell>
          <table:table-cell table:formula="of:=AVERAGE([.C24:.E24])" office:value-type="float" office:value="1611.66666666667" calcext:value-type="float">
            <text:p>1611.6666666667</text:p>
          </table:table-cell>
          <table:table-cell table:formula="of:=[.G23]" office:value-type="float" office:value="10" calcext:value-type="float">
            <text:p>10</text:p>
          </table:table-cell>
          <table:table-cell table:formula="of:=[.F24]/[.G24]" office:value-type="float" office:value="161.166666666667" calcext:value-type="float">
            <text:p>161.1666666667</text:p>
          </table:table-cell>
          <table:table-cell table:number-columns-repeated="1016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A25]/2" office:value-type="float" office:value="16.25" calcext:value-type="float">
            <text:p>16.25</text:p>
          </table:table-cell>
          <table:table-cell office:value-type="float" office:value="994" calcext:value-type="float">
            <text:p>994</text:p>
          </table:table-cell>
          <table:table-cell office:value-type="float" office:value="992" calcext:value-type="float">
            <text:p>992</text:p>
          </table:table-cell>
          <table:table-cell office:value-type="float" office:value="978" calcext:value-type="float">
            <text:p>978</text:p>
          </table:table-cell>
          <table:table-cell table:formula="of:=AVERAGE([.C25:.E25])" office:value-type="float" office:value="988" calcext:value-type="float">
            <text:p>988</text:p>
          </table:table-cell>
          <table:table-cell table:formula="of:=[.G24]" office:value-type="float" office:value="10" calcext:value-type="float">
            <text:p>10</text:p>
          </table:table-cell>
          <table:table-cell table:formula="of:=[.F25]/[.G25]" office:value-type="float" office:value="98.8" calcext:value-type="float">
            <text:p>98.8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6]/2" office:value-type="float" office:value="16.5" calcext:value-type="float">
            <text:p>16.5</text:p>
          </table:table-cell>
          <table:table-cell office:value-type="float" office:value="773" calcext:value-type="float">
            <text:p>773</text:p>
          </table:table-cell>
          <table:table-cell office:value-type="float" office:value="677" calcext:value-type="float">
            <text:p>677</text:p>
          </table:table-cell>
          <table:table-cell office:value-type="float" office:value="710" calcext:value-type="float">
            <text:p>710</text:p>
          </table:table-cell>
          <table:table-cell table:formula="of:=AVERAGE([.C26:.E26])" office:value-type="float" office:value="720" calcext:value-type="float">
            <text:p>720</text:p>
          </table:table-cell>
          <table:table-cell table:formula="of:=[.G25]" office:value-type="float" office:value="10" calcext:value-type="float">
            <text:p>10</text:p>
          </table:table-cell>
          <table:table-cell table:formula="of:=[.F26]/[.G26]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[.A27]/2" office:value-type="float" office:value="16.75" calcext:value-type="float">
            <text:p>16.75</text:p>
          </table:table-cell>
          <table:table-cell office:value-type="float" office:value="559" calcext:value-type="float">
            <text:p>559</text:p>
          </table:table-cell>
          <table:table-cell office:value-type="float" office:value="597" calcext:value-type="float">
            <text:p>597</text:p>
          </table:table-cell>
          <table:table-cell office:value-type="float" office:value="634" calcext:value-type="float">
            <text:p>634</text:p>
          </table:table-cell>
          <table:table-cell table:formula="of:=AVERAGE([.C27:.E27])" office:value-type="float" office:value="596.666666666667" calcext:value-type="float">
            <text:p>596.6666666667</text:p>
          </table:table-cell>
          <table:table-cell table:formula="of:=[.G26]" office:value-type="float" office:value="10" calcext:value-type="float">
            <text:p>10</text:p>
          </table:table-cell>
          <table:table-cell table:formula="of:=[.F27]/[.G27]" office:value-type="float" office:value="59.6666666666667" calcext:value-type="float">
            <text:p>59.6666666667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8]/2" office:value-type="float" office:value="17" calcext:value-type="float">
            <text:p>17</text:p>
          </table:table-cell>
          <table:table-cell office:value-type="float" office:value="434" calcext:value-type="float">
            <text:p>434</text:p>
          </table:table-cell>
          <table:table-cell office:value-type="float" office:value="457" calcext:value-type="float">
            <text:p>457</text:p>
          </table:table-cell>
          <table:table-cell office:value-type="float" office:value="386" calcext:value-type="float">
            <text:p>386</text:p>
          </table:table-cell>
          <table:table-cell table:formula="of:=AVERAGE([.C28:.E28])" office:value-type="float" office:value="425.666666666667" calcext:value-type="float">
            <text:p>425.6666666667</text:p>
          </table:table-cell>
          <table:table-cell table:formula="of:=[.G27]" office:value-type="float" office:value="10" calcext:value-type="float">
            <text:p>10</text:p>
          </table:table-cell>
          <table:table-cell table:formula="of:=[.F28]/[.G28]" office:value-type="float" office:value="42.5666666666667" calcext:value-type="float">
            <text:p>42.5666666667</text:p>
          </table:table-cell>
          <table:table-cell table:number-columns-repeated="1016"/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[.A29]/2" office:value-type="float" office:value="17.25" calcext:value-type="float">
            <text:p>17.25</text:p>
          </table:table-cell>
          <table:table-cell office:value-type="float" office:value="369" calcext:value-type="float">
            <text:p>369</text:p>
          </table:table-cell>
          <table:table-cell office:value-type="float" office:value="347" calcext:value-type="float">
            <text:p>347</text:p>
          </table:table-cell>
          <table:table-cell office:value-type="float" office:value="323" calcext:value-type="float">
            <text:p>323</text:p>
          </table:table-cell>
          <table:table-cell table:formula="of:=AVERAGE([.C29:.E29])" office:value-type="float" office:value="346.333333333333" calcext:value-type="float">
            <text:p>346.3333333333</text:p>
          </table:table-cell>
          <table:table-cell table:formula="of:=[.G28]" office:value-type="float" office:value="10" calcext:value-type="float">
            <text:p>10</text:p>
          </table:table-cell>
          <table:table-cell table:formula="of:=[.F29]/[.G29]" office:value-type="float" office:value="34.6333333333333" calcext:value-type="float">
            <text:p>34.633333333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0]/2" office:value-type="float" office:value="17.5" calcext:value-type="float">
            <text:p>17.5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table:formula="of:=AVERAGE([.C30:.E30])" office:value-type="float" office:value="294" calcext:value-type="float">
            <text:p>294</text:p>
          </table:table-cell>
          <table:table-cell table:formula="of:=[.G29]" office:value-type="float" office:value="10" calcext:value-type="float">
            <text:p>10</text:p>
          </table:table-cell>
          <table:table-cell table:formula="of:=[.F30]/[.G30]" office:value-type="float" office:value="29.4" calcext:value-type="float">
            <text:p>29.4</text:p>
          </table:table-cell>
          <table:table-cell table:number-columns-repeated="1016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A31]/2" office:value-type="float" office:value="18.75" calcext:value-type="float">
            <text:p>18.75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table:formula="of:=AVERAGE([.C31:.E31])" office:value-type="float" office:value="230.333333333333" calcext:value-type="float">
            <text:p>230.3333333333</text:p>
          </table:table-cell>
          <table:table-cell table:formula="of:=[.G30]" office:value-type="float" office:value="10" calcext:value-type="float">
            <text:p>10</text:p>
          </table:table-cell>
          <table:table-cell table:formula="of:=[.F31]/[.G31]" office:value-type="float" office:value="23.0333333333333" calcext:value-type="float">
            <text:p>23.033333333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2]/2"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185" calcext:value-type="float">
            <text:p>185</text:p>
          </table:table-cell>
          <table:table-cell table:formula="of:=AVERAGE([.C32:.E32])" office:value-type="float" office:value="205" calcext:value-type="float">
            <text:p>205</text:p>
          </table:table-cell>
          <table:table-cell table:formula="of:=[.G31]" office:value-type="float" office:value="10" calcext:value-type="float">
            <text:p>10</text:p>
          </table:table-cell>
          <table:table-cell table:formula="of:=[.F32]/[.G32]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A33]/2" office:value-type="float" office:value="21.25" calcext:value-type="float">
            <text:p>21.25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table:formula="of:=AVERAGE([.C33:.E33])" office:value-type="float" office:value="191.333333333333" calcext:value-type="float">
            <text:p>191.3333333333</text:p>
          </table:table-cell>
          <table:table-cell table:formula="of:=[.G32]" office:value-type="float" office:value="10" calcext:value-type="float">
            <text:p>10</text:p>
          </table:table-cell>
          <table:table-cell table:formula="of:=[.F33]/[.G33]" office:value-type="float" office:value="19.1333333333333" calcext:value-type="float">
            <text:p>19.133333333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4]/2" office:value-type="float" office:value="22.5" calcext:value-type="float">
            <text:p>22.5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table:formula="of:=AVERAGE([.C34:.E34])" office:value-type="float" office:value="168.333333333333" calcext:value-type="float">
            <text:p>168.3333333333</text:p>
          </table:table-cell>
          <table:table-cell table:formula="of:=[.G33]" office:value-type="float" office:value="10" calcext:value-type="float">
            <text:p>10</text:p>
          </table:table-cell>
          <table:table-cell table:formula="of:=[.F34]/[.G34]" office:value-type="float" office:value="16.8333333333333" calcext:value-type="float">
            <text:p>16.8333333333</text:p>
          </table:table-cell>
          <table:table-cell table:number-columns-repeated="1016"/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A35]/2" office:value-type="float" office:value="23.75" calcext:value-type="float">
            <text:p>23.75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table:formula="of:=AVERAGE([.C35:.E35])" office:value-type="float" office:value="169.333333333333" calcext:value-type="float">
            <text:p>169.3333333333</text:p>
          </table:table-cell>
          <table:table-cell table:formula="of:=[.G34]" office:value-type="float" office:value="10" calcext:value-type="float">
            <text:p>10</text:p>
          </table:table-cell>
          <table:table-cell table:formula="of:=[.F35]/[.G35]" office:value-type="float" office:value="16.9333333333333" calcext:value-type="float">
            <text:p>16.933333333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6]/2"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table:formula="of:=AVERAGE([.C36:.E36])" office:value-type="float" office:value="163" calcext:value-type="float">
            <text:p>163</text:p>
          </table:table-cell>
          <table:table-cell table:formula="of:=[.G35]" office:value-type="float" office:value="10" calcext:value-type="float">
            <text:p>10</text:p>
          </table:table-cell>
          <table:table-cell table:formula="of:=[.F36]/[.G36]" office:value-type="float" office:value="16.3" calcext:value-type="float">
            <text:p>16.3</text:p>
          </table:table-cell>
          <table:table-cell table:number-columns-repeated="1016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A37]/2" office:value-type="float" office:value="26.25" calcext:value-type="float">
            <text:p>26.25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table:formula="of:=AVERAGE([.C37:.E37])" office:value-type="float" office:value="144.666666666667" calcext:value-type="float">
            <text:p>144.6666666667</text:p>
          </table:table-cell>
          <table:table-cell table:formula="of:=[.G36]" office:value-type="float" office:value="10" calcext:value-type="float">
            <text:p>10</text:p>
          </table:table-cell>
          <table:table-cell table:formula="of:=[.F37]/[.G37]" office:value-type="float" office:value="14.4666666666667" calcext:value-type="float">
            <text:p>14.466666666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38]/2" office:value-type="float" office:value="27.5" calcext:value-type="float">
            <text:p>27.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formula="of:=AVERAGE([.C38:.E38])" office:value-type="float" office:value="130.333333333333" calcext:value-type="float">
            <text:p>130.3333333333</text:p>
          </table:table-cell>
          <table:table-cell table:formula="of:=[.G37]" office:value-type="float" office:value="10" calcext:value-type="float">
            <text:p>10</text:p>
          </table:table-cell>
          <table:table-cell table:formula="of:=[.F38]/[.G38]" office:value-type="float" office:value="13.0333333333333" calcext:value-type="float">
            <text:p>13.0333333333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39]/2"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formula="of:=AVERAGE([.C39:.E39])" office:value-type="float" office:value="125.333333333333" calcext:value-type="float">
            <text:p>125.3333333333</text:p>
          </table:table-cell>
          <table:table-cell table:formula="of:=[.G38]" office:value-type="float" office:value="10" calcext:value-type="float">
            <text:p>10</text:p>
          </table:table-cell>
          <table:table-cell table:formula="of:=[.F39]/[.G39]" office:value-type="float" office:value="12.5333333333333" calcext:value-type="float">
            <text:p>12.5333333333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40]/2" office:value-type="float" office:value="28.5" calcext:value-type="float">
            <text:p>28.5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table:formula="of:=AVERAGE([.C40:.E40])" office:value-type="float" office:value="146.333333333333" calcext:value-type="float">
            <text:p>146.3333333333</text:p>
          </table:table-cell>
          <table:table-cell table:formula="of:=[.G39]" office:value-type="float" office:value="10" calcext:value-type="float">
            <text:p>10</text:p>
          </table:table-cell>
          <table:table-cell table:formula="of:=[.F40]/[.G40]" office:value-type="float" office:value="14.6333333333333" calcext:value-type="float">
            <text:p>14.6333333333</text:p>
          </table:table-cell>
          <table:table-cell table:number-columns-repeated="1016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A41]/2" office:value-type="float" office:value="28.75" calcext:value-type="float">
            <text:p>28.75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table:formula="of:=AVERAGE([.C41:.E41])" office:value-type="float" office:value="262.666666666667" calcext:value-type="float">
            <text:p>262.6666666667</text:p>
          </table:table-cell>
          <table:table-cell table:formula="of:=[.G40]" office:value-type="float" office:value="10" calcext:value-type="float">
            <text:p>10</text:p>
          </table:table-cell>
          <table:table-cell table:formula="of:=[.F41]/[.G41]" office:value-type="float" office:value="26.2666666666667" calcext:value-type="float">
            <text:p>26.2666666667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42]/2" office:value-type="float" office:value="29" calcext:value-type="float">
            <text:p>29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417" calcext:value-type="float">
            <text:p>417</text:p>
          </table:table-cell>
          <table:table-cell table:formula="of:=AVERAGE([.C42:.E42])" office:value-type="float" office:value="444.666666666667" calcext:value-type="float">
            <text:p>444.6666666667</text:p>
          </table:table-cell>
          <table:table-cell table:formula="of:=[.G41]" office:value-type="float" office:value="10" calcext:value-type="float">
            <text:p>10</text:p>
          </table:table-cell>
          <table:table-cell table:formula="of:=[.F42]/[.G42]" office:value-type="float" office:value="44.4666666666667" calcext:value-type="float">
            <text:p>44.4666666667</text:p>
          </table:table-cell>
          <table:table-cell table:number-columns-repeated="1016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A43]/2" office:value-type="float" office:value="29.25" calcext:value-type="float">
            <text:p>29.25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59" calcext:value-type="float">
            <text:p>359</text:p>
          </table:table-cell>
          <table:table-cell table:formula="of:=AVERAGE([.C43:.E43])" office:value-type="float" office:value="364" calcext:value-type="float">
            <text:p>364</text:p>
          </table:table-cell>
          <table:table-cell table:formula="of:=[.G42]" office:value-type="float" office:value="10" calcext:value-type="float">
            <text:p>10</text:p>
          </table:table-cell>
          <table:table-cell table:formula="of:=[.F43]/[.G43]" office:value-type="float" office:value="36.4" calcext:value-type="float">
            <text:p>36.4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44]/2" office:value-type="float" office:value="29.5" calcext:value-type="float">
            <text:p>29.5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formula="of:=AVERAGE([.C44:.E44])" office:value-type="float" office:value="184.666666666667" calcext:value-type="float">
            <text:p>184.6666666667</text:p>
          </table:table-cell>
          <table:table-cell table:formula="of:=[.G43]" office:value-type="float" office:value="10" calcext:value-type="float">
            <text:p>10</text:p>
          </table:table-cell>
          <table:table-cell table:formula="of:=[.F44]/[.G44]" office:value-type="float" office:value="18.4666666666667" calcext:value-type="float">
            <text:p>18.4666666667</text:p>
          </table:table-cell>
          <table:table-cell table:number-columns-repeated="1016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A45]/2" office:value-type="float" office:value="29.75" calcext:value-type="float">
            <text:p>29.75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179" calcext:value-type="float">
            <text:p>179</text:p>
          </table:table-cell>
          <table:table-cell table:formula="of:=AVERAGE([.C45:.E45])" office:value-type="float" office:value="159.333333333333" calcext:value-type="float">
            <text:p>159.3333333333</text:p>
          </table:table-cell>
          <table:table-cell table:formula="of:=[.G44]" office:value-type="float" office:value="10" calcext:value-type="float">
            <text:p>10</text:p>
          </table:table-cell>
          <table:table-cell table:formula="of:=[.F45]/[.G45]" office:value-type="float" office:value="15.9333333333333" calcext:value-type="float">
            <text:p>15.933333333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46]/2"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formula="of:=AVERAGE([.C46:.E46])" office:value-type="float" office:value="145.333333333333" calcext:value-type="float">
            <text:p>145.3333333333</text:p>
          </table:table-cell>
          <table:table-cell table:formula="of:=[.G45]" office:value-type="float" office:value="10" calcext:value-type="float">
            <text:p>10</text:p>
          </table:table-cell>
          <table:table-cell table:formula="of:=[.F46]/[.G46]" office:value-type="float" office:value="14.5333333333333" calcext:value-type="float">
            <text:p>14.5333333333</text:p>
          </table:table-cell>
          <table:table-cell table:number-columns-repeated="1016"/>
        </table:table-row>
        <table:table-row table:style-name="ro1">
          <table:table-cell office:value-type="float" office:value="60.5" calcext:value-type="float">
            <text:p>60.5</text:p>
          </table:table-cell>
          <table:table-cell table:formula="of:=[.A47]/2" office:value-type="float" office:value="30.25" calcext:value-type="float">
            <text:p>30.25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formula="of:=AVERAGE([.C47:.E47])" office:value-type="float" office:value="140.333333333333" calcext:value-type="float">
            <text:p>140.3333333333</text:p>
          </table:table-cell>
          <table:table-cell table:formula="of:=[.G46]" office:value-type="float" office:value="10" calcext:value-type="float">
            <text:p>10</text:p>
          </table:table-cell>
          <table:table-cell table:formula="of:=[.F47]/[.G47]" office:value-type="float" office:value="14.0333333333333" calcext:value-type="float">
            <text:p>14.0333333333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48]/2" office:value-type="float" office:value="30.5" calcext:value-type="float">
            <text:p>30.5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table:formula="of:=AVERAGE([.C48:.E48])" office:value-type="float" office:value="126.333333333333" calcext:value-type="float">
            <text:p>126.3333333333</text:p>
          </table:table-cell>
          <table:table-cell table:formula="of:=[.G47]" office:value-type="float" office:value="10" calcext:value-type="float">
            <text:p>10</text:p>
          </table:table-cell>
          <table:table-cell table:formula="of:=[.F48]/[.G48]" office:value-type="float" office:value="12.6333333333333" calcext:value-type="float">
            <text:p>12.6333333333</text:p>
          </table:table-cell>
          <table:table-cell table:number-columns-repeated="1016"/>
        </table:table-row>
        <table:table-row table:style-name="ro1">
          <table:table-cell office:value-type="float" office:value="61.5" calcext:value-type="float">
            <text:p>61.5</text:p>
          </table:table-cell>
          <table:table-cell table:formula="of:=[.A49]/2" office:value-type="float" office:value="30.75" calcext:value-type="float">
            <text:p>30.75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formula="of:=AVERAGE([.C49:.E49])" office:value-type="float" office:value="127" calcext:value-type="float">
            <text:p>127</text:p>
          </table:table-cell>
          <table:table-cell table:formula="of:=[.G48]" office:value-type="float" office:value="10" calcext:value-type="float">
            <text:p>10</text:p>
          </table:table-cell>
          <table:table-cell table:formula="of:=[.F49]/[.G49]" office:value-type="float" office:value="12.7" calcext:value-type="float">
            <text:p>12.7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0]/2"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formula="of:=AVERAGE([.C50:.E50])" office:value-type="float" office:value="122" calcext:value-type="float">
            <text:p>122</text:p>
          </table:table-cell>
          <table:table-cell table:formula="of:=[.G49]" office:value-type="float" office:value="10" calcext:value-type="float">
            <text:p>10</text:p>
          </table:table-cell>
          <table:table-cell table:formula="of:=[.F50]/[.G50]" office:value-type="float" office:value="12.2" calcext:value-type="float">
            <text:p>12.2</text:p>
          </table:table-cell>
          <table:table-cell table:number-columns-repeated="1016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A51]/2" office:value-type="float" office:value="31.25" calcext:value-type="float">
            <text:p>31.25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formula="of:=AVERAGE([.C51:.E51])" office:value-type="float" office:value="110.666666666667" calcext:value-type="float">
            <text:p>110.6666666667</text:p>
          </table:table-cell>
          <table:table-cell table:formula="of:=[.G50]" office:value-type="float" office:value="10" calcext:value-type="float">
            <text:p>10</text:p>
          </table:table-cell>
          <table:table-cell table:formula="of:=[.F51]/[.G51]" office:value-type="float" office:value="11.0666666666667" calcext:value-type="float">
            <text:p>11.0666666667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2]/2" office:value-type="float" office:value="31.5" calcext:value-type="float">
            <text:p>31.5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table:formula="of:=AVERAGE([.C52:.E52])" office:value-type="float" office:value="117.666666666667" calcext:value-type="float">
            <text:p>117.6666666667</text:p>
          </table:table-cell>
          <table:table-cell table:formula="of:=[.G51]" office:value-type="float" office:value="10" calcext:value-type="float">
            <text:p>10</text:p>
          </table:table-cell>
          <table:table-cell table:formula="of:=[.F52]/[.G52]" office:value-type="float" office:value="11.7666666666667" calcext:value-type="float">
            <text:p>11.7666666667</text:p>
          </table:table-cell>
          <table:table-cell table:number-columns-repeated="1016"/>
        </table:table-row>
        <table:table-row table:style-name="ro1">
          <table:table-cell office:value-type="float" office:value="63.5" calcext:value-type="float">
            <text:p>63.5</text:p>
          </table:table-cell>
          <table:table-cell table:formula="of:=[.A53]/2" office:value-type="float" office:value="31.75" calcext:value-type="float">
            <text:p>31.75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table:formula="of:=AVERAGE([.C53:.E53])" office:value-type="float" office:value="126" calcext:value-type="float">
            <text:p>126</text:p>
          </table:table-cell>
          <table:table-cell table:formula="of:=[.G52]" office:value-type="float" office:value="10" calcext:value-type="float">
            <text:p>10</text:p>
          </table:table-cell>
          <table:table-cell table:formula="of:=[.F53]/[.G53]" office:value-type="float" office:value="12.6" calcext:value-type="float">
            <text:p>12.6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4]/2"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formula="of:=AVERAGE([.C54:.E54])" office:value-type="float" office:value="155.666666666667" calcext:value-type="float">
            <text:p>155.6666666667</text:p>
          </table:table-cell>
          <table:table-cell table:formula="of:=[.G53]" office:value-type="float" office:value="10" calcext:value-type="float">
            <text:p>10</text:p>
          </table:table-cell>
          <table:table-cell table:formula="of:=[.F54]/[.G54]" office:value-type="float" office:value="15.5666666666667" calcext:value-type="float">
            <text:p>15.5666666667</text:p>
          </table:table-cell>
          <table:table-cell table:number-columns-repeated="1016"/>
        </table:table-row>
        <table:table-row table:style-name="ro1">
          <table:table-cell office:value-type="float" office:value="64.5" calcext:value-type="float">
            <text:p>64.5</text:p>
          </table:table-cell>
          <table:table-cell table:formula="of:=[.A55]/2" office:value-type="float" office:value="32.25" calcext:value-type="float">
            <text:p>32.25</text:p>
          </table:table-cell>
          <table:table-cell office:value-type="float" office:value="558" calcext:value-type="float">
            <text:p>558</text:p>
          </table:table-cell>
          <table:table-cell office:value-type="float" office:value="573" calcext:value-type="float">
            <text:p>573</text:p>
          </table:table-cell>
          <table:table-cell office:value-type="float" office:value="564" calcext:value-type="float">
            <text:p>564</text:p>
          </table:table-cell>
          <table:table-cell table:formula="of:=AVERAGE([.C55:.E55])" office:value-type="float" office:value="565" calcext:value-type="float">
            <text:p>565</text:p>
          </table:table-cell>
          <table:table-cell table:formula="of:=[.G54]" office:value-type="float" office:value="10" calcext:value-type="float">
            <text:p>10</text:p>
          </table:table-cell>
          <table:table-cell table:formula="of:=[.F55]/[.G55]" office:value-type="float" office:value="56.5" calcext:value-type="float">
            <text:p>56.5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56]/2" office:value-type="float" office:value="32.5" calcext:value-type="float">
            <text:p>32.5</text:p>
          </table:table-cell>
          <table:table-cell office:value-type="float" office:value="1247" calcext:value-type="float">
            <text:p>1247</text:p>
          </table:table-cell>
          <table:table-cell office:value-type="float" office:value="1357" calcext:value-type="float">
            <text:p>1357</text:p>
          </table:table-cell>
          <table:table-cell office:value-type="float" office:value="1310" calcext:value-type="float">
            <text:p>1310</text:p>
          </table:table-cell>
          <table:table-cell table:formula="of:=AVERAGE([.C56:.E56])" office:value-type="float" office:value="1304.66666666667" calcext:value-type="float">
            <text:p>1304.6666666667</text:p>
          </table:table-cell>
          <table:table-cell table:formula="of:=[.G55]" office:value-type="float" office:value="10" calcext:value-type="float">
            <text:p>10</text:p>
          </table:table-cell>
          <table:table-cell table:formula="of:=[.F56]/[.G56]" office:value-type="float" office:value="130.466666666667" calcext:value-type="float">
            <text:p>130.4666666667</text:p>
          </table:table-cell>
          <table:table-cell table:number-columns-repeated="1016"/>
        </table:table-row>
        <table:table-row table:style-name="ro1">
          <table:table-cell office:value-type="float" office:value="65.5" calcext:value-type="float">
            <text:p>65.5</text:p>
          </table:table-cell>
          <table:table-cell table:formula="of:=[.A57]/2" office:value-type="float" office:value="32.75" calcext:value-type="float">
            <text:p>32.75</text:p>
          </table:table-cell>
          <table:table-cell office:value-type="float" office:value="1173" calcext:value-type="float">
            <text:p>1173</text:p>
          </table:table-cell>
          <table:table-cell office:value-type="float" office:value="1191" calcext:value-type="float">
            <text:p>1191</text:p>
          </table:table-cell>
          <table:table-cell office:value-type="float" office:value="1205" calcext:value-type="float">
            <text:p>1205</text:p>
          </table:table-cell>
          <table:table-cell table:formula="of:=AVERAGE([.C57:.E57])" office:value-type="float" office:value="1189.66666666667" calcext:value-type="float">
            <text:p>1189.6666666667</text:p>
          </table:table-cell>
          <table:table-cell table:formula="of:=[.G56]" office:value-type="float" office:value="10" calcext:value-type="float">
            <text:p>10</text:p>
          </table:table-cell>
          <table:table-cell table:formula="of:=[.F57]/[.G57]" office:value-type="float" office:value="118.966666666667" calcext:value-type="float">
            <text:p>118.9666666667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58]/2" office:value-type="float" office:value="33" calcext:value-type="float">
            <text:p>33</text:p>
          </table:table-cell>
          <table:table-cell office:value-type="float" office:value="558" calcext:value-type="float">
            <text:p>558</text:p>
          </table:table-cell>
          <table:table-cell office:value-type="float" office:value="552" calcext:value-type="float">
            <text:p>552</text:p>
          </table:table-cell>
          <table:table-cell office:value-type="float" office:value="574" calcext:value-type="float">
            <text:p>574</text:p>
          </table:table-cell>
          <table:table-cell table:formula="of:=AVERAGE([.C58:.E58])" office:value-type="float" office:value="561.333333333333" calcext:value-type="float">
            <text:p>561.3333333333</text:p>
          </table:table-cell>
          <table:table-cell table:formula="of:=[.G57]" office:value-type="float" office:value="10" calcext:value-type="float">
            <text:p>10</text:p>
          </table:table-cell>
          <table:table-cell table:formula="of:=[.F58]/[.G58]" office:value-type="float" office:value="56.1333333333333" calcext:value-type="float">
            <text:p>56.1333333333</text:p>
          </table:table-cell>
          <table:table-cell table:number-columns-repeated="1016"/>
        </table:table-row>
        <table:table-row table:style-name="ro1">
          <table:table-cell office:value-type="float" office:value="66.5" calcext:value-type="float">
            <text:p>66.5</text:p>
          </table:table-cell>
          <table:table-cell table:formula="of:=[.A59]/2" office:value-type="float" office:value="33.25" calcext:value-type="float">
            <text:p>33.25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table:formula="of:=AVERAGE([.C59:.E59])" office:value-type="float" office:value="294" calcext:value-type="float">
            <text:p>294</text:p>
          </table:table-cell>
          <table:table-cell table:formula="of:=[.G58]" office:value-type="float" office:value="10" calcext:value-type="float">
            <text:p>10</text:p>
          </table:table-cell>
          <table:table-cell table:formula="of:=[.F59]/[.G59]" office:value-type="float" office:value="29.4" calcext:value-type="float">
            <text:p>29.4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0]/2" office:value-type="float" office:value="33.5" calcext:value-type="float">
            <text:p>33.5</text:p>
          </table:table-cell>
          <table:table-cell office:value-type="float" office:value="197" calcext:value-type="float">
            <text:p>197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table:formula="of:=AVERAGE([.C60:.E60])" office:value-type="float" office:value="214" calcext:value-type="float">
            <text:p>214</text:p>
          </table:table-cell>
          <table:table-cell table:formula="of:=[.G59]" office:value-type="float" office:value="10" calcext:value-type="float">
            <text:p>10</text:p>
          </table:table-cell>
          <table:table-cell table:formula="of:=[.F60]/[.G60]" office:value-type="float" office:value="21.4" calcext:value-type="float">
            <text:p>21.4</text:p>
          </table:table-cell>
          <table:table-cell table:number-columns-repeated="1016"/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A61]/2" office:value-type="float" office:value="33.75" calcext:value-type="float">
            <text:p>33.75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table:formula="of:=AVERAGE([.C61:.E61])" office:value-type="float" office:value="174.333333333333" calcext:value-type="float">
            <text:p>174.3333333333</text:p>
          </table:table-cell>
          <table:table-cell table:formula="of:=[.G60]" office:value-type="float" office:value="10" calcext:value-type="float">
            <text:p>10</text:p>
          </table:table-cell>
          <table:table-cell table:formula="of:=[.F61]/[.G61]" office:value-type="float" office:value="17.4333333333333" calcext:value-type="float">
            <text:p>17.4333333333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2]/2"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table:formula="of:=AVERAGE([.C62:.E62])" office:value-type="float" office:value="143.666666666667" calcext:value-type="float">
            <text:p>143.6666666667</text:p>
          </table:table-cell>
          <table:table-cell table:formula="of:=[.G61]" office:value-type="float" office:value="10" calcext:value-type="float">
            <text:p>10</text:p>
          </table:table-cell>
          <table:table-cell table:formula="of:=[.F62]/[.G62]" office:value-type="float" office:value="14.3666666666667" calcext:value-type="float">
            <text:p>14.3666666667</text:p>
          </table:table-cell>
          <table:table-cell table:number-columns-repeated="1016"/>
        </table:table-row>
        <table:table-row table:style-name="ro1">
          <table:table-cell office:value-type="float" office:value="68.5" calcext:value-type="float">
            <text:p>68.5</text:p>
          </table:table-cell>
          <table:table-cell table:formula="of:=[.A63]/2" office:value-type="float" office:value="34.25" calcext:value-type="float">
            <text:p>34.25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formula="of:=AVERAGE([.C63:.E63])" office:value-type="float" office:value="125" calcext:value-type="float">
            <text:p>125</text:p>
          </table:table-cell>
          <table:table-cell table:formula="of:=[.G62]" office:value-type="float" office:value="10" calcext:value-type="float">
            <text:p>10</text:p>
          </table:table-cell>
          <table:table-cell table:formula="of:=[.F63]/[.G63]" office:value-type="float" office:value="12.5" calcext:value-type="float">
            <text:p>12.5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]/2" office:value-type="float" office:value="34.5" calcext:value-type="float">
            <text:p>34.5</text:p>
          </table:table-cell>
          <table:table-cell table:number-columns-repeated="3"/>
          <table:table-cell table:formula="of:=AVERAGE([.C64:.E64])" office:value-type="string" office:string-value="" calcext:value-type="error">
            <text:p>#DIV/0!</text:p>
          </table:table-cell>
          <table:table-cell table:formula="of:=[.G63]" office:value-type="float" office:value="10" calcext:value-type="float">
            <text:p>10</text:p>
          </table:table-cell>
          <table:table-cell table:formula="of:=[.F64]/[.G6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]/2"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formula="of:=AVERAGE([.C65:.E65])" office:value-type="float" office:value="107.666666666667" calcext:value-type="float">
            <text:p>107.6666666667</text:p>
          </table:table-cell>
          <table:table-cell table:formula="of:=[.G64]" office:value-type="float" office:value="10" calcext:value-type="float">
            <text:p>10</text:p>
          </table:table-cell>
          <table:table-cell table:formula="of:=[.F65]/[.G65]" office:value-type="float" office:value="10.7666666666667" calcext:value-type="float">
            <text:p>10.7666666667</text:p>
          </table:table-cell>
          <table:table-cell table:number-columns-repeated="1016"/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A66]/2" office:value-type="float" office:value="36.25" calcext:value-type="float">
            <text:p>36.25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table:formula="of:=AVERAGE([.C66:.E66])" office:value-type="float" office:value="113" calcext:value-type="float">
            <text:p>113</text:p>
          </table:table-cell>
          <table:table-cell table:formula="of:=[.G65]" office:value-type="float" office:value="10" calcext:value-type="float">
            <text:p>10</text:p>
          </table:table-cell>
          <table:table-cell table:formula="of:=[.F66]/[.G66]" office:value-type="float" office:value="11.3" calcext:value-type="float">
            <text:p>11.3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7]/2" office:value-type="float" office:value="37.5" calcext:value-type="float">
            <text:p>37.5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table:formula="of:=AVERAGE([.C67:.E67])" office:value-type="float" office:value="103.333333333333" calcext:value-type="float">
            <text:p>103.3333333333</text:p>
          </table:table-cell>
          <table:table-cell table:formula="of:=[.G66]" office:value-type="float" office:value="10" calcext:value-type="float">
            <text:p>10</text:p>
          </table:table-cell>
          <table:table-cell table:formula="of:=[.F67]/[.G67]" office:value-type="float" office:value="10.3333333333333" calcext:value-type="float">
            <text:p>10.3333333333</text:p>
          </table:table-cell>
          <table:table-cell table:number-columns-repeated="1016"/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A68]/2" office:value-type="float" office:value="38.75" calcext:value-type="float">
            <text:p>38.75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formula="of:=AVERAGE([.C68:.E68])" office:value-type="float" office:value="94" calcext:value-type="float">
            <text:p>94</text:p>
          </table:table-cell>
          <table:table-cell table:formula="of:=[.G67]" office:value-type="float" office:value="10" calcext:value-type="float">
            <text:p>10</text:p>
          </table:table-cell>
          <table:table-cell table:formula="of:=[.F68]/[.G68]" office:value-type="float" office:value="9.4" calcext:value-type="float">
            <text:p>9.4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69]/2"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formula="of:=AVERAGE([.C69:.E69])" office:value-type="float" office:value="87.6666666666667" calcext:value-type="float">
            <text:p>87.6666666667</text:p>
          </table:table-cell>
          <table:table-cell table:formula="of:=[.G68]" office:value-type="float" office:value="10" calcext:value-type="float">
            <text:p>10</text:p>
          </table:table-cell>
          <table:table-cell table:formula="of:=[.F69]/[.G69]" office:value-type="float" office:value="8.76666666666667" calcext:value-type="float">
            <text:p>8.7666666667</text:p>
          </table:table-cell>
          <table:table-cell table:number-columns-repeated="1016"/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A70]/2" office:value-type="float" office:value="41.25" calcext:value-type="float">
            <text:p>41.2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formula="of:=AVERAGE([.C70:.E70])" office:value-type="float" office:value="100.333333333333" calcext:value-type="float">
            <text:p>100.3333333333</text:p>
          </table:table-cell>
          <table:table-cell table:formula="of:=[.G69]" office:value-type="float" office:value="10" calcext:value-type="float">
            <text:p>10</text:p>
          </table:table-cell>
          <table:table-cell table:formula="of:=[.F70]/[.G70]" office:value-type="float" office:value="10.0333333333333" calcext:value-type="float">
            <text:p>10.0333333333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71]/2" office:value-type="float" office:value="42.5" calcext:value-type="float">
            <text:p>42.5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formula="of:=AVERAGE([.C71:.E71])" office:value-type="float" office:value="87.3333333333333" calcext:value-type="float">
            <text:p>87.3333333333</text:p>
          </table:table-cell>
          <table:table-cell table:formula="of:=[.G70]" office:value-type="float" office:value="10" calcext:value-type="float">
            <text:p>10</text:p>
          </table:table-cell>
          <table:table-cell table:formula="of:=[.F71]/[.G71]" office:value-type="float" office:value="8.73333333333333" calcext:value-type="float">
            <text:p>8.7333333333</text:p>
          </table:table-cell>
          <table:table-cell table:number-columns-repeated="1016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A72]/2" office:value-type="float" office:value="43.75" calcext:value-type="float">
            <text:p>43.75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formula="of:=AVERAGE([.C72:.E72])" office:value-type="float" office:value="90.6666666666667" calcext:value-type="float">
            <text:p>90.6666666667</text:p>
          </table:table-cell>
          <table:table-cell table:formula="of:=[.G71]" office:value-type="float" office:value="10" calcext:value-type="float">
            <text:p>10</text:p>
          </table:table-cell>
          <table:table-cell table:formula="of:=[.F72]/[.G72]" office:value-type="float" office:value="9.06666666666667" calcext:value-type="float">
            <text:p>9.0666666667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73]/2"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formula="of:=AVERAGE([.C73:.E73])" office:value-type="float" office:value="98.6666666666667" calcext:value-type="float">
            <text:p>98.6666666667</text:p>
          </table:table-cell>
          <table:table-cell table:formula="of:=[.G72]" office:value-type="float" office:value="10" calcext:value-type="float">
            <text:p>10</text:p>
          </table:table-cell>
          <table:table-cell table:formula="of:=[.F73]/[.G73]" office:value-type="float" office:value="9.86666666666667" calcext:value-type="float">
            <text:p>9.8666666667</text:p>
          </table:table-cell>
          <table:table-cell table:number-columns-repeated="1016"/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A74]/2" office:value-type="float" office:value="45.25" calcext:value-type="float">
            <text:p>45.25</text:p>
          </table:table-cell>
          <table:table-cell table:number-columns-repeated="3"/>
          <table:table-cell table:formula="of:=AVERAGE([.C74:.E74])" office:value-type="string" office:string-value="" calcext:value-type="error">
            <text:p>#DIV/0!</text:p>
          </table:table-cell>
          <table:table-cell table:formula="of:=[.G73]" office:value-type="float" office:value="10" calcext:value-type="float">
            <text:p>10</text:p>
          </table:table-cell>
          <table:table-cell table:formula="of:=[.F74]/[.G7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75]/2" office:value-type="float" office:value="45.5" calcext:value-type="float">
            <text:p>45.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AVERAGE([.C75:.E75])" office:value-type="float" office:value="88.6666666666667" calcext:value-type="float">
            <text:p>88.6666666667</text:p>
          </table:table-cell>
          <table:table-cell table:formula="of:=[.G74]" office:value-type="float" office:value="10" calcext:value-type="float">
            <text:p>10</text:p>
          </table:table-cell>
          <table:table-cell table:formula="of:=[.F75]/[.G75]" office:value-type="float" office:value="8.86666666666667" calcext:value-type="float">
            <text:p>8.8666666667</text:p>
          </table:table-cell>
          <table:table-cell table:number-columns-repeated="1016"/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A76]/2" office:value-type="float" office:value="45.75" calcext:value-type="float">
            <text:p>45.75</text:p>
          </table:table-cell>
          <table:table-cell table:number-columns-repeated="3"/>
          <table:table-cell table:formula="of:=AVERAGE([.C76:.E76])" office:value-type="string" office:string-value="" calcext:value-type="error">
            <text:p>#DIV/0!</text:p>
          </table:table-cell>
          <table:table-cell table:formula="of:=[.G75]" office:value-type="float" office:value="10" calcext:value-type="float">
            <text:p>10</text:p>
          </table:table-cell>
          <table:table-cell table:formula="of:=[.F76]/[.G7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77]/2"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table:formula="of:=AVERAGE([.C77:.E77])" office:value-type="float" office:value="99.6666666666667" calcext:value-type="float">
            <text:p>99.6666666667</text:p>
          </table:table-cell>
          <table:table-cell table:formula="of:=[.G76]" office:value-type="float" office:value="10" calcext:value-type="float">
            <text:p>10</text:p>
          </table:table-cell>
          <table:table-cell table:formula="of:=[.F77]/[.G77]" office:value-type="float" office:value="9.96666666666667" calcext:value-type="float">
            <text:p>9.9666666667</text:p>
          </table:table-cell>
          <table:table-cell table:number-columns-repeated="1016"/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A78]/2" office:value-type="float" office:value="46.25" calcext:value-type="float">
            <text:p>46.25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AVERAGE([.C78:.E78])" office:value-type="float" office:value="87.6666666666667" calcext:value-type="float">
            <text:p>87.6666666667</text:p>
          </table:table-cell>
          <table:table-cell table:formula="of:=[.G77]" office:value-type="float" office:value="10" calcext:value-type="float">
            <text:p>10</text:p>
          </table:table-cell>
          <table:table-cell table:formula="of:=[.F78]/[.G78]" office:value-type="float" office:value="8.76666666666667" calcext:value-type="float">
            <text:p>8.7666666667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79]/2" office:value-type="float" office:value="46.5" calcext:value-type="float">
            <text:p>46.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AVERAGE([.C79:.E79])" office:value-type="float" office:value="94.3333333333333" calcext:value-type="float">
            <text:p>94.3333333333</text:p>
          </table:table-cell>
          <table:table-cell table:formula="of:=[.G78]" office:value-type="float" office:value="10" calcext:value-type="float">
            <text:p>10</text:p>
          </table:table-cell>
          <table:table-cell table:formula="of:=[.F79]/[.G79]" office:value-type="float" office:value="9.43333333333333" calcext:value-type="float">
            <text:p>9.4333333333</text:p>
          </table:table-cell>
          <table:table-cell table:number-columns-repeated="1016"/>
        </table:table-row>
        <table:table-row table:style-name="ro1">
          <table:table-cell office:value-type="float" office:value="93.5" calcext:value-type="float">
            <text:p>93.5</text:p>
          </table:table-cell>
          <table:table-cell table:formula="of:=[.A80]/2" office:value-type="float" office:value="46.75" calcext:value-type="float">
            <text:p>46.7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formula="of:=AVERAGE([.C80:.E80])" office:value-type="float" office:value="118" calcext:value-type="float">
            <text:p>118</text:p>
          </table:table-cell>
          <table:table-cell table:formula="of:=[.G79]" office:value-type="float" office:value="10" calcext:value-type="float">
            <text:p>10</text:p>
          </table:table-cell>
          <table:table-cell table:formula="of:=[.F80]/[.G80]" office:value-type="float" office:value="11.8" calcext:value-type="float">
            <text:p>11.8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81]/2" office:value-type="float" office:value="47" calcext:value-type="float">
            <text:p>47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51" calcext:value-type="float">
            <text:p>151</text:p>
          </table:table-cell>
          <table:table-cell table:formula="of:=AVERAGE([.C81:.E81])" office:value-type="float" office:value="157" calcext:value-type="float">
            <text:p>157</text:p>
          </table:table-cell>
          <table:table-cell table:formula="of:=[.G80]" office:value-type="float" office:value="10" calcext:value-type="float">
            <text:p>10</text:p>
          </table:table-cell>
          <table:table-cell table:formula="of:=[.F81]/[.G81]" office:value-type="float" office:value="15.7" calcext:value-type="float">
            <text:p>15.7</text:p>
          </table:table-cell>
          <table:table-cell table:number-columns-repeated="1016"/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A82]/2" office:value-type="float" office:value="47.25" calcext:value-type="float">
            <text:p>47.25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table:formula="of:=AVERAGE([.C82:.E82])" office:value-type="float" office:value="173.333333333333" calcext:value-type="float">
            <text:p>173.3333333333</text:p>
          </table:table-cell>
          <table:table-cell table:formula="of:=[.G81]" office:value-type="float" office:value="10" calcext:value-type="float">
            <text:p>10</text:p>
          </table:table-cell>
          <table:table-cell table:formula="of:=[.F82]/[.G82]" office:value-type="float" office:value="17.3333333333333" calcext:value-type="float">
            <text:p>17.3333333333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83]/2" office:value-type="float" office:value="47.5" calcext:value-type="float">
            <text:p>47.5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AVERAGE([.C83:.E83])" office:value-type="float" office:value="125" calcext:value-type="float">
            <text:p>125</text:p>
          </table:table-cell>
          <table:table-cell table:formula="of:=[.G82]" office:value-type="float" office:value="10" calcext:value-type="float">
            <text:p>10</text:p>
          </table:table-cell>
          <table:table-cell table:formula="of:=[.F83]/[.G83]" office:value-type="float" office:value="12.5" calcext:value-type="float">
            <text:p>12.5</text:p>
          </table:table-cell>
          <table:table-cell table:number-columns-repeated="1016"/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A84]/2" office:value-type="float" office:value="47.75" calcext:value-type="float">
            <text:p>47.7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AVERAGE([.C84:.E84])" office:value-type="float" office:value="94.6666666666667" calcext:value-type="float">
            <text:p>94.6666666667</text:p>
          </table:table-cell>
          <table:table-cell table:formula="of:=[.G83]" office:value-type="float" office:value="10" calcext:value-type="float">
            <text:p>10</text:p>
          </table:table-cell>
          <table:table-cell table:formula="of:=[.F84]/[.G84]" office:value-type="float" office:value="9.46666666666667" calcext:value-type="float">
            <text:p>9.4666666667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85]/2" office:value-type="float" office:value="48" calcext:value-type="float">
            <text:p>48</text:p>
          </table:table-cell>
          <table:table-cell table:number-columns-repeated="3"/>
          <table:table-cell table:formula="of:=AVERAGE([.C85:.E85])" office:value-type="string" office:string-value="" calcext:value-type="error">
            <text:p>#DIV/0!</text:p>
          </table:table-cell>
          <table:table-cell table:formula="of:=[.G84]" office:value-type="float" office:value="10" calcext:value-type="float">
            <text:p>10</text:p>
          </table:table-cell>
          <table:table-cell table:formula="of:=[.F85]/[.G8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A86]/2" office:value-type="float" office:value="48.25" calcext:value-type="float">
            <text:p>48.25</text:p>
          </table:table-cell>
          <table:table-cell table:number-columns-repeated="3"/>
          <table:table-cell table:formula="of:=AVERAGE([.C86:.E86])" office:value-type="string" office:string-value="" calcext:value-type="error">
            <text:p>#DIV/0!</text:p>
          </table:table-cell>
          <table:table-cell table:formula="of:=[.G85]" office:value-type="float" office:value="10" calcext:value-type="float">
            <text:p>10</text:p>
          </table:table-cell>
          <table:table-cell table:formula="of:=[.F86]/[.G8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7]/2" office:value-type="float" office:value="48.5" calcext:value-type="float">
            <text:p>48.5</text:p>
          </table:table-cell>
          <table:table-cell table:number-columns-repeated="3"/>
          <table:table-cell table:formula="of:=AVERAGE([.C87:.E87])" office:value-type="string" office:string-value="" calcext:value-type="error">
            <text:p>#DIV/0!</text:p>
          </table:table-cell>
          <table:table-cell table:formula="of:=[.G86]" office:value-type="float" office:value="10" calcext:value-type="float">
            <text:p>10</text:p>
          </table:table-cell>
          <table:table-cell table:formula="of:=[.F87]/[.G8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A88]/2" office:value-type="float" office:value="48.75" calcext:value-type="float">
            <text:p>48.75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formula="of:=AVERAGE([.C88:.E88])" office:value-type="float" office:value="92" calcext:value-type="float">
            <text:p>92</text:p>
          </table:table-cell>
          <table:table-cell table:formula="of:=[.G87]" office:value-type="float" office:value="10" calcext:value-type="float">
            <text:p>10</text:p>
          </table:table-cell>
          <table:table-cell table:formula="of:=[.F88]/[.G88]" office:value-type="float" office:value="9.2" calcext:value-type="float">
            <text:p>9.2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9]/2" office:value-type="float" office:value="50" calcext:value-type="float">
            <text:p>5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AVERAGE([.C89:.E89])" office:value-type="float" office:value="98.6666666666667" calcext:value-type="float">
            <text:p>98.6666666667</text:p>
          </table:table-cell>
          <table:table-cell table:formula="of:=[.G88]" office:value-type="float" office:value="10" calcext:value-type="float">
            <text:p>10</text:p>
          </table:table-cell>
          <table:table-cell table:formula="of:=[.F89]/[.G89]" office:value-type="float" office:value="9.86666666666667" calcext:value-type="float">
            <text:p>9.8666666667</text:p>
          </table:table-cell>
          <table:table-cell table:number-columns-repeated="1016"/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A90]/2" office:value-type="float" office:value="51.25" calcext:value-type="float">
            <text:p>51.25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formula="of:=AVERAGE([.C90:.E90])" office:value-type="float" office:value="87.3333333333333" calcext:value-type="float">
            <text:p>87.3333333333</text:p>
          </table:table-cell>
          <table:table-cell table:formula="of:=[.G89]" office:value-type="float" office:value="10" calcext:value-type="float">
            <text:p>10</text:p>
          </table:table-cell>
          <table:table-cell table:formula="of:=[.F90]/[.G90]" office:value-type="float" office:value="8.73333333333333" calcext:value-type="float">
            <text:p>8.7333333333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91]/2" office:value-type="float" office:value="52.5" calcext:value-type="float">
            <text:p>52.5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formula="of:=AVERAGE([.C91:.E91])" office:value-type="float" office:value="96" calcext:value-type="float">
            <text:p>96</text:p>
          </table:table-cell>
          <table:table-cell table:formula="of:=[.G90]" office:value-type="float" office:value="10" calcext:value-type="float">
            <text:p>10</text:p>
          </table:table-cell>
          <table:table-cell table:formula="of:=[.F91]/[.G91]" office:value-type="float" office:value="9.6" calcext:value-type="float">
            <text:p>9.6</text:p>
          </table:table-cell>
          <table:table-cell table:number-columns-repeated="1016"/>
        </table:table-row>
        <table:table-row table:style-name="ro1">
          <table:table-cell office:value-type="float" office:value="105.5" calcext:value-type="float">
            <text:p>105.5</text:p>
          </table:table-cell>
          <table:table-cell table:formula="of:=[.A92]/2" office:value-type="float" office:value="52.75" calcext:value-type="float">
            <text:p>52.75</text:p>
          </table:table-cell>
          <table:table-cell table:number-columns-repeated="3"/>
          <table:table-cell table:formula="of:=AVERAGE([.C92:.E92])" office:value-type="string" office:string-value="" calcext:value-type="error">
            <text:p>#DIV/0!</text:p>
          </table:table-cell>
          <table:table-cell table:formula="of:=[.G91]" office:value-type="float" office:value="10" calcext:value-type="float">
            <text:p>10</text:p>
          </table:table-cell>
          <table:table-cell table:formula="of:=[.F92]/[.G9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93]/2"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formula="of:=AVERAGE([.C93:.E93])" office:value-type="float" office:value="97" calcext:value-type="float">
            <text:p>97</text:p>
          </table:table-cell>
          <table:table-cell table:formula="of:=[.G92]" office:value-type="float" office:value="10" calcext:value-type="float">
            <text:p>10</text:p>
          </table:table-cell>
          <table:table-cell table:formula="of:=[.F93]/[.G93]" office:value-type="float" office:value="9.7" calcext:value-type="float">
            <text:p>9.7</text:p>
          </table:table-cell>
          <table:table-cell table:number-columns-repeated="1016"/>
        </table:table-row>
        <table:table-row table:style-name="ro1">
          <table:table-cell office:value-type="float" office:value="106.5" calcext:value-type="float">
            <text:p>106.5</text:p>
          </table:table-cell>
          <table:table-cell table:formula="of:=[.A94]/2" office:value-type="float" office:value="53.25" calcext:value-type="float">
            <text:p>53.25</text:p>
          </table:table-cell>
          <table:table-cell table:number-columns-repeated="3"/>
          <table:table-cell table:formula="of:=AVERAGE([.C94:.E94])" office:value-type="string" office:string-value="" calcext:value-type="error">
            <text:p>#DIV/0!</text:p>
          </table:table-cell>
          <table:table-cell table:formula="of:=[.G93]" office:value-type="float" office:value="10" calcext:value-type="float">
            <text:p>10</text:p>
          </table:table-cell>
          <table:table-cell table:formula="of:=[.F94]/[.G9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95]/2" office:value-type="float" office:value="53.5" calcext:value-type="float">
            <text:p>53.5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AVERAGE([.C95:.E95])" office:value-type="float" office:value="103.666666666667" calcext:value-type="float">
            <text:p>103.6666666667</text:p>
          </table:table-cell>
          <table:table-cell table:formula="of:=[.G94]" office:value-type="float" office:value="10" calcext:value-type="float">
            <text:p>10</text:p>
          </table:table-cell>
          <table:table-cell table:formula="of:=[.F95]/[.G95]" office:value-type="float" office:value="10.3666666666667" calcext:value-type="float">
            <text:p>10.3666666667</text:p>
          </table:table-cell>
          <table:table-cell table:number-columns-repeated="1016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A96]/2" office:value-type="float" office:value="53.75" calcext:value-type="float">
            <text:p>53.75</text:p>
          </table:table-cell>
          <table:table-cell table:number-columns-repeated="3"/>
          <table:table-cell table:formula="of:=AVERAGE([.C96:.E96])" office:value-type="string" office:string-value="" calcext:value-type="error">
            <text:p>#DIV/0!</text:p>
          </table:table-cell>
          <table:table-cell table:formula="of:=[.G95]" office:value-type="float" office:value="10" calcext:value-type="float">
            <text:p>10</text:p>
          </table:table-cell>
          <table:table-cell table:formula="of:=[.F96]/[.G9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97]/2" office:value-type="float" office:value="54" calcext:value-type="float">
            <text:p>54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table:formula="of:=AVERAGE([.C97:.E97])" office:value-type="float" office:value="217.333333333333" calcext:value-type="float">
            <text:p>217.3333333333</text:p>
          </table:table-cell>
          <table:table-cell table:formula="of:=[.G96]" office:value-type="float" office:value="10" calcext:value-type="float">
            <text:p>10</text:p>
          </table:table-cell>
          <table:table-cell table:formula="of:=[.F97]/[.G97]" office:value-type="float" office:value="21.7333333333333" calcext:value-type="float">
            <text:p>21.7333333333</text:p>
          </table:table-cell>
          <table:table-cell table:number-columns-repeated="1016"/>
        </table:table-row>
        <table:table-row table:style-name="ro1">
          <table:table-cell office:value-type="float" office:value="108.5" calcext:value-type="float">
            <text:p>108.5</text:p>
          </table:table-cell>
          <table:table-cell table:formula="of:=[.A98]/2" office:value-type="float" office:value="54.25" calcext:value-type="float">
            <text:p>54.25</text:p>
          </table:table-cell>
          <table:table-cell office:value-type="float" office:value="419" calcext:value-type="float">
            <text:p>419</text:p>
          </table:table-cell>
          <table:table-cell office:value-type="float" office:value="423" calcext:value-type="float">
            <text:p>423</text:p>
          </table:table-cell>
          <table:table-cell office:value-type="float" office:value="435" calcext:value-type="float">
            <text:p>435</text:p>
          </table:table-cell>
          <table:table-cell table:formula="of:=AVERAGE([.C98:.E98])" office:value-type="float" office:value="425.666666666667" calcext:value-type="float">
            <text:p>425.6666666667</text:p>
          </table:table-cell>
          <table:table-cell table:formula="of:=[.G97]" office:value-type="float" office:value="10" calcext:value-type="float">
            <text:p>10</text:p>
          </table:table-cell>
          <table:table-cell table:formula="of:=[.F98]/[.G98]" office:value-type="float" office:value="42.5666666666667" calcext:value-type="float">
            <text:p>42.5666666667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99]/2" office:value-type="float" office:value="54.5" calcext:value-type="float">
            <text:p>54.5</text:p>
          </table:table-cell>
          <table:table-cell office:value-type="float" office:value="498" calcext:value-type="float">
            <text:p>498</text:p>
          </table:table-cell>
          <table:table-cell office:value-type="float" office:value="503" calcext:value-type="float">
            <text:p>503</text:p>
          </table:table-cell>
          <table:table-cell office:value-type="float" office:value="498" calcext:value-type="float">
            <text:p>498</text:p>
          </table:table-cell>
          <table:table-cell table:formula="of:=AVERAGE([.C99:.E99])" office:value-type="float" office:value="499.666666666667" calcext:value-type="float">
            <text:p>499.6666666667</text:p>
          </table:table-cell>
          <table:table-cell table:formula="of:=[.G98]" office:value-type="float" office:value="10" calcext:value-type="float">
            <text:p>10</text:p>
          </table:table-cell>
          <table:table-cell table:formula="of:=[.F99]/[.G99]" office:value-type="float" office:value="49.9666666666667" calcext:value-type="float">
            <text:p>49.9666666667</text:p>
          </table:table-cell>
          <table:table-cell table:number-columns-repeated="1016"/>
        </table:table-row>
        <table:table-row table:style-name="ro1">
          <table:table-cell office:value-type="float" office:value="109.5" calcext:value-type="float">
            <text:p>109.5</text:p>
          </table:table-cell>
          <table:table-cell table:formula="of:=[.A100]/2" office:value-type="float" office:value="54.75" calcext:value-type="float">
            <text:p>54.75</text:p>
          </table:table-cell>
          <table:table-cell office:value-type="float" office:value="371" calcext:value-type="float">
            <text:p>371</text:p>
          </table:table-cell>
          <table:table-cell office:value-type="float" office:value="353" calcext:value-type="float">
            <text:p>353</text:p>
          </table:table-cell>
          <table:table-cell office:value-type="float" office:value="344" calcext:value-type="float">
            <text:p>344</text:p>
          </table:table-cell>
          <table:table-cell table:formula="of:=AVERAGE([.C100:.E100])" office:value-type="float" office:value="356" calcext:value-type="float">
            <text:p>356</text:p>
          </table:table-cell>
          <table:table-cell table:formula="of:=[.G99]" office:value-type="float" office:value="10" calcext:value-type="float">
            <text:p>10</text:p>
          </table:table-cell>
          <table:table-cell table:formula="of:=[.F100]/[.G100]" office:value-type="float" office:value="35.6" calcext:value-type="float">
            <text:p>35.6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1]/2"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157" calcext:value-type="float">
            <text:p>157</text:p>
          </table:table-cell>
          <table:table-cell table:formula="of:=AVERAGE([.C101:.E101])" office:value-type="float" office:value="187.666666666667" calcext:value-type="float">
            <text:p>187.6666666667</text:p>
          </table:table-cell>
          <table:table-cell table:formula="of:=[.G100]" office:value-type="float" office:value="10" calcext:value-type="float">
            <text:p>10</text:p>
          </table:table-cell>
          <table:table-cell table:formula="of:=[.F101]/[.G101]" office:value-type="float" office:value="18.7666666666667" calcext:value-type="float">
            <text:p>18.7666666667</text:p>
          </table:table-cell>
          <table:table-cell table:number-columns-repeated="1016"/>
        </table:table-row>
        <table:table-row table:style-name="ro1">
          <table:table-cell office:value-type="float" office:value="110.5" calcext:value-type="float">
            <text:p>110.5</text:p>
          </table:table-cell>
          <table:table-cell table:formula="of:=[.A102]/2" office:value-type="float" office:value="55.25" calcext:value-type="float">
            <text:p>55.25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table:formula="of:=AVERAGE([.C102:.E102])" office:value-type="float" office:value="138.666666666667" calcext:value-type="float">
            <text:p>138.6666666667</text:p>
          </table:table-cell>
          <table:table-cell table:formula="of:=[.G101]" office:value-type="float" office:value="10" calcext:value-type="float">
            <text:p>10</text:p>
          </table:table-cell>
          <table:table-cell table:formula="of:=[.F102]/[.G102]" office:value-type="float" office:value="13.8666666666667" calcext:value-type="float">
            <text:p>13.8666666667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03]/2" office:value-type="float" office:value="55.5" calcext:value-type="float">
            <text:p>55.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AVERAGE([.C103:.E103])" office:value-type="float" office:value="132" calcext:value-type="float">
            <text:p>132</text:p>
          </table:table-cell>
          <table:table-cell table:formula="of:=[.G102]" office:value-type="float" office:value="10" calcext:value-type="float">
            <text:p>10</text:p>
          </table:table-cell>
          <table:table-cell table:formula="of:=[.F103]/[.G103]" office:value-type="float" office:value="13.2" calcext:value-type="float">
            <text:p>13.2</text:p>
          </table:table-cell>
          <table:table-cell table:number-columns-repeated="1016"/>
        </table:table-row>
        <table:table-row table:style-name="ro1">
          <table:table-cell office:value-type="float" office:value="111.5" calcext:value-type="float">
            <text:p>111.5</text:p>
          </table:table-cell>
          <table:table-cell table:formula="of:=[.A104]/2" office:value-type="float" office:value="55.75" calcext:value-type="float">
            <text:p>55.75</text:p>
          </table:table-cell>
          <table:table-cell table:number-columns-repeated="3"/>
          <table:table-cell table:formula="of:=AVERAGE([.C104:.E104])" office:value-type="string" office:string-value="" calcext:value-type="error">
            <text:p>#DIV/0!</text:p>
          </table:table-cell>
          <table:table-cell table:formula="of:=[.G103]" office:value-type="float" office:value="10" calcext:value-type="float">
            <text:p>10</text:p>
          </table:table-cell>
          <table:table-cell table:formula="of:=[.F104]/[.G10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05]/2" office:value-type="float" office:value="56" calcext:value-type="float">
            <text:p>56</text:p>
          </table:table-cell>
          <table:table-cell table:number-columns-repeated="3"/>
          <table:table-cell table:formula="of:=AVERAGE([.C105:.E105])" office:value-type="string" office:string-value="" calcext:value-type="error">
            <text:p>#DIV/0!</text:p>
          </table:table-cell>
          <table:table-cell table:formula="of:=[.G104]" office:value-type="float" office:value="10" calcext:value-type="float">
            <text:p>10</text:p>
          </table:table-cell>
          <table:table-cell table:formula="of:=[.F105]/[.G10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A106]/2" office:value-type="float" office:value="56.25" calcext:value-type="float">
            <text:p>56.25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formula="of:=AVERAGE([.C106:.E106])" office:value-type="float" office:value="107" calcext:value-type="float">
            <text:p>107</text:p>
          </table:table-cell>
          <table:table-cell table:formula="of:=[.G105]" office:value-type="float" office:value="10" calcext:value-type="float">
            <text:p>10</text:p>
          </table:table-cell>
          <table:table-cell table:formula="of:=[.F106]/[.G106]" office:value-type="float" office:value="10.7" calcext:value-type="float">
            <text:p>10.7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07]/2" office:value-type="float" office:value="56.5" calcext:value-type="float">
            <text:p>56.5</text:p>
          </table:table-cell>
          <table:table-cell table:number-columns-repeated="3"/>
          <table:table-cell table:formula="of:=AVERAGE([.C107:.E107])" office:value-type="string" office:string-value="" calcext:value-type="error">
            <text:p>#DIV/0!</text:p>
          </table:table-cell>
          <table:table-cell table:formula="of:=[.G106]" office:value-type="float" office:value="10" calcext:value-type="float">
            <text:p>10</text:p>
          </table:table-cell>
          <table:table-cell table:formula="of:=[.F107]/[.G10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3.5" calcext:value-type="float">
            <text:p>113.5</text:p>
          </table:table-cell>
          <table:table-cell table:formula="of:=[.A108]/2" office:value-type="float" office:value="56.75" calcext:value-type="float">
            <text:p>56.75</text:p>
          </table:table-cell>
          <table:table-cell table:number-columns-repeated="3"/>
          <table:table-cell table:formula="of:=AVERAGE([.C108:.E108])" office:value-type="string" office:string-value="" calcext:value-type="error">
            <text:p>#DIV/0!</text:p>
          </table:table-cell>
          <table:table-cell table:formula="of:=[.G107]" office:value-type="float" office:value="10" calcext:value-type="float">
            <text:p>10</text:p>
          </table:table-cell>
          <table:table-cell table:formula="of:=[.F108]/[.G10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09]/2" office:value-type="float" office:value="57" calcext:value-type="float">
            <text:p>57</text:p>
          </table:table-cell>
          <table:table-cell table:number-columns-repeated="3"/>
          <table:table-cell table:formula="of:=AVERAGE([.C109:.E109])" office:value-type="string" office:string-value="" calcext:value-type="error">
            <text:p>#DIV/0!</text:p>
          </table:table-cell>
          <table:table-cell table:formula="of:=[.G108]" office:value-type="float" office:value="10" calcext:value-type="float">
            <text:p>10</text:p>
          </table:table-cell>
          <table:table-cell table:formula="of:=[.F109]/[.G109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4.5" calcext:value-type="float">
            <text:p>114.5</text:p>
          </table:table-cell>
          <table:table-cell table:formula="of:=[.A110]/2" office:value-type="float" office:value="57.25" calcext:value-type="float">
            <text:p>57.25</text:p>
          </table:table-cell>
          <table:table-cell table:number-columns-repeated="3"/>
          <table:table-cell table:formula="of:=AVERAGE([.C110:.E110])" office:value-type="string" office:string-value="" calcext:value-type="error">
            <text:p>#DIV/0!</text:p>
          </table:table-cell>
          <table:table-cell table:formula="of:=[.G109]" office:value-type="float" office:value="10" calcext:value-type="float">
            <text:p>10</text:p>
          </table:table-cell>
          <table:table-cell table:formula="of:=[.F110]/[.G1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1]/2" office:value-type="float" office:value="57.5" calcext:value-type="float">
            <text:p>57.5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table:formula="of:=AVERAGE([.C111:.E111])" office:value-type="float" office:value="104.666666666667" calcext:value-type="float">
            <text:p>104.6666666667</text:p>
          </table:table-cell>
          <table:table-cell table:formula="of:=[.G110]" office:value-type="float" office:value="10" calcext:value-type="float">
            <text:p>10</text:p>
          </table:table-cell>
          <table:table-cell table:formula="of:=[.F111]/[.G111]" office:value-type="float" office:value="10.4666666666667" calcext:value-type="float">
            <text:p>10.4666666667</text:p>
          </table:table-cell>
          <table:table-cell table:number-columns-repeated="1016"/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A112]/2" office:value-type="float" office:value="58.75" calcext:value-type="float">
            <text:p>58.75</text:p>
          </table:table-cell>
          <table:table-cell table:number-columns-repeated="3"/>
          <table:table-cell table:formula="of:=AVERAGE([.C112:.E112])" office:value-type="string" office:string-value="" calcext:value-type="error">
            <text:p>#DIV/0!</text:p>
          </table:table-cell>
          <table:table-cell table:formula="of:=[.G111]" office:value-type="float" office:value="10" calcext:value-type="float">
            <text:p>10</text:p>
          </table:table-cell>
          <table:table-cell table:formula="of:=[.F112]/[.G11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13]/2"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formula="of:=AVERAGE([.C113:.E113])" office:value-type="float" office:value="116.333333333333" calcext:value-type="float">
            <text:p>116.3333333333</text:p>
          </table:table-cell>
          <table:table-cell table:formula="of:=[.G112]" office:value-type="float" office:value="10" calcext:value-type="float">
            <text:p>10</text:p>
          </table:table-cell>
          <table:table-cell table:formula="of:=[.F113]/[.G113]" office:value-type="float" office:value="11.6333333333333" calcext:value-type="float">
            <text:p>11.6333333333</text:p>
          </table:table-cell>
          <table:table-cell table:number-columns-repeated="1016"/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A114]/2" office:value-type="float" office:value="61.25" calcext:value-type="float">
            <text:p>61.25</text:p>
          </table:table-cell>
          <table:table-cell table:number-columns-repeated="3"/>
          <table:table-cell table:formula="of:=AVERAGE([.C114:.E114])" office:value-type="string" office:string-value="" calcext:value-type="error">
            <text:p>#DIV/0!</text:p>
          </table:table-cell>
          <table:table-cell table:formula="of:=[.G113]" office:value-type="float" office:value="10" calcext:value-type="float">
            <text:p>10</text:p>
          </table:table-cell>
          <table:table-cell table:formula="of:=[.F114]/[.G1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15]/2" office:value-type="float" office:value="62.5" calcext:value-type="float">
            <text:p>62.5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table:formula="of:=AVERAGE([.C115:.E115])" office:value-type="float" office:value="122" calcext:value-type="float">
            <text:p>122</text:p>
          </table:table-cell>
          <table:table-cell table:formula="of:=[.G114]" office:value-type="float" office:value="10" calcext:value-type="float">
            <text:p>10</text:p>
          </table:table-cell>
          <table:table-cell table:formula="of:=[.F115]/[.G115]" office:value-type="float" office:value="12.2" calcext:value-type="float">
            <text:p>12.2</text:p>
          </table:table-cell>
          <table:table-cell table:number-columns-repeated="1016"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[.A116]/2" office:value-type="float" office:value="63.75" calcext:value-type="float">
            <text:p>63.75</text:p>
          </table:table-cell>
          <table:table-cell table:number-columns-repeated="3"/>
          <table:table-cell table:formula="of:=AVERAGE([.C116:.E116])" office:value-type="string" office:string-value="" calcext:value-type="error">
            <text:p>#DIV/0!</text:p>
          </table:table-cell>
          <table:table-cell table:formula="of:=[.G115]" office:value-type="float" office:value="10" calcext:value-type="float">
            <text:p>10</text:p>
          </table:table-cell>
          <table:table-cell table:formula="of:=[.F116]/[.G116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17]/2" office:value-type="float" office:value="65" calcext:value-type="float">
            <text:p>65</text:p>
          </table:table-cell>
          <table:table-cell table:number-columns-repeated="102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l_tabl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$\theta$ (Deg)</text:p>
          </table:table-cell>
          <table:table-cell office:value-type="string" calcext:value-type="string">
            <text:p>$\delta \theta$ (Deg)</text:p>
          </table:table-cell>
          <table:table-cell office:value-type="string" calcext:value-type="string">
            <text:p>d (nm)</text:p>
          </table:table-cell>
          <table:table-cell office:value-type="string" calcext:value-type="string">
            <text:p>$\lambda$ (nm)</text:p>
          </table:table-cell>
          <table:table-cell office:value-type="string" calcext:value-type="string">
            <text:p>lambda (meters)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h (eV * s)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Err Energy (eV)</text:p>
          </table:table-cell>
          <table:table-cell office:value-type="string" calcext:value-type="string">
            <text:p>E (keV)</text:p>
          </table:table-cell>
          <table:table-cell office:value-type="string" calcext:value-type="string">
            <text:p>Err 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7"/>
          <table:table-cell table:style-name="ce5" table:formula="of:=2*[.D2]*SIN(RADIANS([.B2]))/[.A2]" office:value-type="float" office:value="0" calcext:value-type="float">
            <text:p>0.000</text:p>
          </table:table-cell>
          <table:table-cell table:formula="of:=[.E2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5" table:formula="of:=([.H2]*[.G2])/[.F2]" office:value-type="string" office:string-value="" calcext:value-type="error">
            <text:p>#DIV/0!</text:p>
          </table:table-cell>
          <table:table-cell table:style-name="ce10" table:formula="of:=ABS((([.G2]*[.H2])/(2*[.D2]*SIN(RADIANS([.B2]+[.C2]))/[.A2] *10^(-9)))-[.I2])" office:value-type="string" office:string-value="" calcext:value-type="error">
            <text:p>#DIV/0!</text:p>
          </table:table-cell>
          <table:table-cell table:formula="of:=[.I2]/1000" office:value-type="string" office:string-value="" calcext:value-type="error">
            <text:p>#DIV/0!</text:p>
          </table:table-cell>
          <table:table-cell table:formula="of:=[.J2]/1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7"/>
          <table:table-cell table:style-name="ce5" table:formula="of:=2*[.D3]*SIN(RADIANS([.B3]))/[.A3]" office:value-type="float" office:value="0" calcext:value-type="float">
            <text:p>0.000</text:p>
          </table:table-cell>
          <table:table-cell table:formula="of:=[.E3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5" table:formula="of:=([.H3]*[.G3])/[.F3]" office:value-type="string" office:string-value="" calcext:value-type="error">
            <text:p>#DIV/0!</text:p>
          </table:table-cell>
          <table:table-cell table:style-name="ce10" table:formula="of:=ABS((([.G3]*[.H3])/(2*[.D3]*SIN(RADIANS([.B3]+[.C3]))/[.A3] *10^(-9)))-[.I3])" office:value-type="string" office:string-value="" calcext:value-type="error">
            <text:p>#DIV/0!</text:p>
          </table:table-cell>
          <table:table-cell table:formula="of:=[.I3]/1000" office:value-type="string" office:string-value="" calcext:value-type="error">
            <text:p>#DIV/0!</text:p>
          </table:table-cell>
          <table:table-cell table:formula="of:=[.J3]/1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number-columns-repeated="2"/>
          <table:table-cell table:style-name="ce7"/>
          <table:table-cell table:style-name="ce5" table:formula="of:=2*[.D4]*SIN(RADIANS([.B4]))/[.A4]" office:value-type="float" office:value="0" calcext:value-type="float">
            <text:p>0.000</text:p>
          </table:table-cell>
          <table:table-cell table:formula="of:=[.E4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5" table:formula="of:=([.H4]*[.G4])/[.F4]" office:value-type="string" office:string-value="" calcext:value-type="error">
            <text:p>#DIV/0!</text:p>
          </table:table-cell>
          <table:table-cell table:style-name="ce10" table:formula="of:=ABS((([.G4]*[.H4])/(2*[.D4]*SIN(RADIANS([.B4]+[.C4]))/[.A4] *10^(-9)))-[.I4])" office:value-type="string" office:string-value="" calcext:value-type="error">
            <text:p>#DIV/0!</text:p>
          </table:table-cell>
          <table:table-cell table:formula="of:=[.I4]/1000" office:value-type="string" office:string-value="" calcext:value-type="error">
            <text:p>#DIV/0!</text:p>
          </table:table-cell>
          <table:table-cell table:formula="of:=[.J4]/1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number-columns-repeated="2"/>
          <table:table-cell table:style-name="ce7"/>
          <table:table-cell table:style-name="ce5" table:formula="of:=2*[.D5]*SIN(RADIANS([.B5]))/[.A5]" office:value-type="float" office:value="0" calcext:value-type="float">
            <text:p>0.000</text:p>
          </table:table-cell>
          <table:table-cell table:formula="of:=[.E5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5" table:formula="of:=([.H5]*[.G5])/[.F5]" office:value-type="string" office:string-value="" calcext:value-type="error">
            <text:p>#DIV/0!</text:p>
          </table:table-cell>
          <table:table-cell table:style-name="ce10" table:formula="of:=ABS((([.G5]*[.H5])/(2*[.D5]*SIN(RADIANS([.B5]+[.C5]))/[.A5] *10^(-9)))-[.I5])" office:value-type="string" office:string-value="" calcext:value-type="error">
            <text:p>#DIV/0!</text:p>
          </table:table-cell>
          <table:table-cell table:formula="of:=[.I5]/1000" office:value-type="string" office:string-value="" calcext:value-type="error">
            <text:p>#DIV/0!</text:p>
          </table:table-cell>
          <table:table-cell table:formula="of:=[.J5]/1000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$\theta$ (Deg)</text:p>
          </table:table-cell>
          <table:table-cell office:value-type="string" calcext:value-type="string">
            <text:p>$\delta \theta$ (Deg)</text:p>
          </table:table-cell>
          <table:table-cell office:value-type="string" calcext:value-type="string">
            <text:p>sin theta</text:p>
          </table:table-cell>
          <table:table-cell office:value-type="string" calcext:value-type="string">
            <text:p>delta sin theta</text:p>
          </table:table-cell>
          <table:table-cell office:value-type="string" calcext:value-type="string">
            <text:p>$K$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h (eV * s)</text:p>
          </table:table-cell>
          <table:table-cell office:value-type="string" calcext:value-type="string">
            <text:p>$d$ (m)</text:p>
          </table:table-cell>
          <table:table-cell office:value-type="string" calcext:value-type="string">
            <text:p>$\delta d$ (m)</text:p>
          </table:table-cell>
          <table:table-cell office:value-type="string" calcext:value-type="string">
            <text:p>$d$ (nm)</text:p>
          </table:table-cell>
          <table:table-cell office:value-type="string" calcext:value-type="string">
            <text:p>$\delta d$ (n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3.7759" calcext:value-type="float">
            <text:p>13.776</text:p>
          </table:table-cell>
          <table:table-cell table:style-name="ce5" office:value-type="float" office:value="0.60984" calcext:value-type="float">
            <text:p>0.610</text:p>
          </table:table-cell>
          <table:table-cell table:formula="of:=SIN(RADIANS([.B11]))" office:value-type="float" office:value="0.238124953764391" calcext:value-type="float">
            <text:p>0.2381249538</text:p>
          </table:table-cell>
          <table:table-cell table:formula="of:=COS(RADIANS([.B11]))*RADIANS([.C11])" office:value-type="float" office:value="0.0103375443874918" calcext:value-type="float">
            <text:p>0.0103375444</text:p>
          </table:table-cell>
          <table:table-cell office:value-type="string" calcext:value-type="string">
            <text:p>$\beta$</text:p>
          </table:table-cell>
          <table:table-cell table:formula="of:=8.90529*1000" office:value-type="float" office:value="8905.29" calcext:value-type="float">
            <text:p>8905.29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1" table:formula="of:=([.A11]*[.H11]*[.I11])/(SIN(RADIANS([.B11]))*2*[.G11])" office:value-type="float" office:value="0.00000000029253912030706" calcext:value-type="float">
            <text:p>2.9253912030706E-010</text:p>
          </table:table-cell>
          <table:table-cell table:formula="of:=[.J11]*SQRT([.E11]^2/[.D11]^2)" office:value-type="float" office:value="0.0000000000126997867860762" calcext:value-type="float">
            <text:p>1.26997867860762E-011</text:p>
          </table:table-cell>
          <table:table-cell table:style-name="ce7" table:formula="of:=[.J11]*10^9" office:value-type="float" office:value="0.29253912030706" calcext:value-type="float">
            <text:p>0.29254</text:p>
          </table:table-cell>
          <table:table-cell table:style-name="ce7" table:formula="of:=[.K11]*10^9" office:value-type="float" office:value="0.0126997867860762" calcext:value-type="float">
            <text:p>0.01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5.4521" calcext:value-type="float">
            <text:p>15.452</text:p>
          </table:table-cell>
          <table:table-cell table:style-name="ce5" office:value-type="float" office:value="0.692762" calcext:value-type="float">
            <text:p>0.693</text:p>
          </table:table-cell>
          <table:table-cell table:formula="of:=SIN(RADIANS([.B12]))" office:value-type="float" office:value="0.26643267547508" calcext:value-type="float">
            <text:p>0.2664326755</text:p>
          </table:table-cell>
          <table:table-cell table:formula="of:=COS(RADIANS([.B12]))*RADIANS([.C12])" office:value-type="float" office:value="0.011653931678659" calcext:value-type="float">
            <text:p>0.0116539317</text:p>
          </table:table-cell>
          <table:table-cell office:value-type="string" calcext:value-type="string">
            <text:p>$\alpha$</text:p>
          </table:table-cell>
          <table:table-cell table:formula="of:=(8.04778 + 8.02783)/2*1000" office:value-type="float" office:value="8037.805" calcext:value-type="float">
            <text:p>8037.805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1" table:formula="of:=([.A12]*[.H12]*[.I12])/(SIN(RADIANS([.B12]))*2*[.G12])" office:value-type="float" office:value="0.000000000289675639773431" calcext:value-type="float">
            <text:p>2.89675639773431E-010</text:p>
          </table:table-cell>
          <table:table-cell table:formula="of:=[.J12]*SQRT([.E12]^2/[.D12]^2)" office:value-type="float" office:value="0.0000000000126705934580729" calcext:value-type="float">
            <text:p>1.26705934580729E-011</text:p>
          </table:table-cell>
          <table:table-cell table:style-name="ce7" table:formula="of:=[.J12]*10^9" office:value-type="float" office:value="0.289675639773431" calcext:value-type="float">
            <text:p>0.28968</text:p>
          </table:table-cell>
          <table:table-cell table:style-name="ce7" table:formula="of:=[.K12]*10^9" office:value-type="float" office:value="0.0126705934580729" calcext:value-type="float">
            <text:p>0.01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29.0447" calcext:value-type="float">
            <text:p>29.045</text:p>
          </table:table-cell>
          <table:table-cell table:style-name="ce5" office:value-type="float" office:value="0.528788" calcext:value-type="float">
            <text:p>0.529</text:p>
          </table:table-cell>
          <table:table-cell table:formula="of:=SIN(RADIANS([.B13]))" office:value-type="float" office:value="0.485491817850287" calcext:value-type="float">
            <text:p>0.4854918179</text:p>
          </table:table-cell>
          <table:table-cell table:formula="of:=COS(RADIANS([.B13]))*RADIANS([.C13])" office:value-type="float" office:value="0.0080684522550759" calcext:value-type="float">
            <text:p>0.0080684523</text:p>
          </table:table-cell>
          <table:table-cell office:value-type="string" calcext:value-type="string">
            <text:p>$\beta$</text:p>
          </table:table-cell>
          <table:table-cell table:formula="of:=[.G11]" office:value-type="float" office:value="8905.29" calcext:value-type="float">
            <text:p>8905.29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1" table:formula="of:=([.A13]*[.H13]*[.I13])/(SIN(RADIANS([.B13]))*2*[.G13])" office:value-type="float" office:value="0.000000000286970292541061" calcext:value-type="float">
            <text:p>2.86970292541061E-010</text:p>
          </table:table-cell>
          <table:table-cell table:formula="of:=[.J13]*SQRT([.E13]^2/[.D13]^2)" office:value-type="float" office:value="0.00000000000476919696452378" calcext:value-type="float">
            <text:p>4.76919696452378E-012</text:p>
          </table:table-cell>
          <table:table-cell table:style-name="ce7" table:formula="of:=[.J13]*10^9" office:value-type="float" office:value="0.286970292541061" calcext:value-type="float">
            <text:p>0.28697</text:p>
          </table:table-cell>
          <table:table-cell table:style-name="ce7" table:formula="of:=[.K13]*10^9" office:value-type="float" office:value="0.00476919696452378" calcext:value-type="float">
            <text:p>0.0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32.715" calcext:value-type="float">
            <text:p>32.715</text:p>
          </table:table-cell>
          <table:table-cell table:style-name="ce5" office:value-type="float" office:value="0.510857" calcext:value-type="float">
            <text:p>0.511</text:p>
          </table:table-cell>
          <table:table-cell table:formula="of:=SIN(RADIANS([.B14]))" office:value-type="float" office:value="0.540460608968934" calcext:value-type="float">
            <text:p>0.540460609</text:p>
          </table:table-cell>
          <table:table-cell table:formula="of:=COS(RADIANS([.B14]))*RADIANS([.C14])" office:value-type="float" office:value="0.00750176382284648" calcext:value-type="float">
            <text:p>0.0075017638</text:p>
          </table:table-cell>
          <table:table-cell office:value-type="string" calcext:value-type="string">
            <text:p>$\alpha$</text:p>
          </table:table-cell>
          <table:table-cell table:formula="of:=(8.04778 + 8.02783)/2*1000" office:value-type="float" office:value="8037.805" calcext:value-type="float">
            <text:p>8037.805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1" table:formula="of:=([.A14]*[.H14]*[.I14])/(SIN(RADIANS([.B14]))*2*[.G14])" office:value-type="float" office:value="0.000000000285604739527749" calcext:value-type="float">
            <text:p>2.85604739527749E-010</text:p>
          </table:table-cell>
          <table:table-cell table:formula="of:=[.J14]*SQRT([.E14]^2/[.D14]^2)" office:value-type="float" office:value="0.00000000000396428392202384" calcext:value-type="float">
            <text:p>3.96428392202384E-012</text:p>
          </table:table-cell>
          <table:table-cell table:style-name="ce7" table:formula="of:=[.J14]*10^9" office:value-type="float" office:value="0.285604739527749" calcext:value-type="float">
            <text:p>0.28560</text:p>
          </table:table-cell>
          <table:table-cell table:style-name="ce7" table:formula="of:=[.K14]*10^9" office:value-type="float" office:value="0.00396428392202384" calcext:value-type="float">
            <text:p>0.003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0674" calcext:value-type="float">
            <text:p>47.0674</text:p>
          </table:table-cell>
          <table:table-cell office:value-type="float" office:value="0.723469" calcext:value-type="float">
            <text:p>0.723469</text:p>
          </table:table-cell>
          <table:table-cell table:formula="of:=SIN(RADIANS([.B15]))" office:value-type="float" office:value="0.732155465486633" calcext:value-type="float">
            <text:p>0.7321554655</text:p>
          </table:table-cell>
          <table:table-cell table:formula="of:=COS(RADIANS([.B15]))*RADIANS([.C15])" office:value-type="float" office:value="0.0086006668013104" calcext:value-type="float">
            <text:p>0.0086006668</text:p>
          </table:table-cell>
          <table:table-cell office:value-type="string" calcext:value-type="string">
            <text:p>$\beta$</text:p>
          </table:table-cell>
          <table:table-cell table:formula="of:=[.G13]" office:value-type="float" office:value="8905.29" calcext:value-type="float">
            <text:p>8905.29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1" table:formula="of:=([.A15]*[.H15]*[.I15])/(SIN(RADIANS([.B15]))*2*[.G15])" office:value-type="float" office:value="0.000000000285434724376852" calcext:value-type="float">
            <text:p>2.85434724376852E-010</text:p>
          </table:table-cell>
          <table:table-cell table:formula="of:=[.J15]*SQRT([.E15]^2/[.D15]^2)" office:value-type="float" office:value="0.00000000000335301595578131" calcext:value-type="float">
            <text:p>3.35301595578131E-012</text:p>
          </table:table-cell>
          <table:table-cell table:style-name="ce7" table:formula="of:=[.J15]*10^9" office:value-type="float" office:value="0.285434724376852" calcext:value-type="float">
            <text:p>0.28543</text:p>
          </table:table-cell>
          <table:table-cell table:style-name="ce7" table:formula="of:=[.K15]*10^9" office:value-type="float" office:value="0.00335301595578131" calcext:value-type="float">
            <text:p>0.00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.3907" calcext:value-type="float">
            <text:p>54.3907</text:p>
          </table:table-cell>
          <table:table-cell office:value-type="float" office:value="0.625352" calcext:value-type="float">
            <text:p>0.625352</text:p>
          </table:table-cell>
          <table:table-cell table:formula="of:=SIN(RADIANS([.B16]))" office:value-type="float" office:value="0.813006262685249" calcext:value-type="float">
            <text:p>0.8130062627</text:p>
          </table:table-cell>
          <table:table-cell table:formula="of:=COS(RADIANS([.B16]))*RADIANS([.C16])" office:value-type="float" office:value="0.00635499325143142" calcext:value-type="float">
            <text:p>0.0063549933</text:p>
          </table:table-cell>
          <table:table-cell office:value-type="string" calcext:value-type="string">
            <text:p>$\alpha$</text:p>
          </table:table-cell>
          <table:table-cell table:formula="of:=(8.04778 + 8.02783)/2*1000" office:value-type="float" office:value="8037.805" calcext:value-type="float">
            <text:p>8037.805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1" table:formula="of:=([.A16]*[.H16]*[.I16])/(SIN(RADIANS([.B16]))*2*[.G16])" office:value-type="float" office:value="0.000000000284791369760961" calcext:value-type="float">
            <text:p>2.84791369760961E-010</text:p>
          </table:table-cell>
          <table:table-cell table:formula="of:=[.J16]*SQRT([.E16]^2/[.D16]^2)" office:value-type="float" office:value="0.00000000000222611720962535" calcext:value-type="float">
            <text:p>2.22611720962535E-012</text:p>
          </table:table-cell>
          <table:table-cell table:style-name="ce7" table:formula="of:=[.J16]*10^9" office:value-type="float" office:value="0.284791369760961" calcext:value-type="float">
            <text:p>0.28479</text:p>
          </table:table-cell>
          <table:table-cell table:style-name="ce7" table:formula="of:=[.K16]*10^9" office:value-type="float" office:value="0.00222611720962535" calcext:value-type="float">
            <text:p>0.00223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formula="of:=[.A10]" office:value-type="string" office:string-value="n" calcext:value-type="string">
            <text:p>n</text:p>
          </table:table-cell>
          <table:table-cell table:formula="of:=[.B10]" office:value-type="string" office:string-value="$\theta$ (Deg)" calcext:value-type="string">
            <text:p>$\theta$ (Deg)</text:p>
          </table:table-cell>
          <table:table-cell table:formula="of:=[.C10]" office:value-type="string" office:string-value="$\delta \theta$ (Deg)" calcext:value-type="string">
            <text:p>$\delta \theta$ (Deg)</text:p>
          </table:table-cell>
          <table:table-cell table:formula="of:=[.F10]" office:value-type="string" office:string-value="$K$" calcext:value-type="string">
            <text:p>$K$</text:p>
          </table:table-cell>
          <table:table-cell table:formula="of:=[.G10]" office:value-type="string" office:string-value="Energy (eV)" calcext:value-type="string">
            <text:p>Energy (eV)</text:p>
          </table:table-cell>
          <table:table-cell table:formula="of:=[.L10]" office:value-type="string" office:string-value="$d$ (nm)" calcext:value-type="string">
            <text:p>$d$ (nm)</text:p>
          </table:table-cell>
          <table:table-cell table:formula="of:=[.M10]" office:value-type="string" office:string-value="$\delta d$ (nm)" calcext:value-type="string">
            <text:p>$\delta d$ (nm)</text:p>
          </table:table-cell>
          <table:table-cell table:number-columns-repeated="6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style-name="ce6" table:formula="of:=[.B11]" office:value-type="float" office:value="13.7759" calcext:value-type="float">
            <text:p>13.7759</text:p>
          </table:table-cell>
          <table:table-cell table:style-name="ce7" table:formula="of:=[.C11]" office:value-type="float" office:value="0.60984" calcext:value-type="float">
            <text:p>0.60984</text:p>
          </table:table-cell>
          <table:table-cell table:formula="of:=[.F11]" office:value-type="string" office:string-value="$\beta$" calcext:value-type="string">
            <text:p>$\beta$</text:p>
          </table:table-cell>
          <table:table-cell table:style-name="ce8" table:formula="of:=[.G11]" office:value-type="float" office:value="8905.29" calcext:value-type="float">
            <text:p>8905.29</text:p>
          </table:table-cell>
          <table:table-cell table:style-name="ce6" table:formula="of:=[.L11]" office:value-type="float" office:value="0.29253912030706" calcext:value-type="float">
            <text:p>0.2925</text:p>
          </table:table-cell>
          <table:table-cell table:style-name="ce9" table:formula="of:=[.M11]" office:value-type="float" office:value="0.0126997867860762" calcext:value-type="float">
            <text:p>0.012700</text:p>
          </table:table-cell>
          <table:table-cell/>
          <table:table-cell table:formula="of:=[.G25]^2" office:value-type="float" office:value="0.000161284584411796" calcext:value-type="float">
            <text:p>0.0001612846</text:p>
          </table:table-cell>
          <table:table-cell table:number-columns-repeated="4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style-name="ce6" table:formula="of:=[.B12]" office:value-type="float" office:value="15.4521" calcext:value-type="float">
            <text:p>15.4521</text:p>
          </table:table-cell>
          <table:table-cell table:style-name="ce7" table:formula="of:=[.C12]" office:value-type="float" office:value="0.692762" calcext:value-type="float">
            <text:p>0.69276</text:p>
          </table:table-cell>
          <table:table-cell table:formula="of:=[.F12]" office:value-type="string" office:string-value="$\alpha$" calcext:value-type="string">
            <text:p>$\alpha$</text:p>
          </table:table-cell>
          <table:table-cell table:style-name="ce8" table:formula="of:=[.G12]" office:value-type="float" office:value="8037.805" calcext:value-type="float">
            <text:p>8037.81</text:p>
          </table:table-cell>
          <table:table-cell table:style-name="ce6" table:formula="of:=[.L12]" office:value-type="float" office:value="0.289675639773431" calcext:value-type="float">
            <text:p>0.2897</text:p>
          </table:table-cell>
          <table:table-cell table:style-name="ce9" table:formula="of:=[.M12]" office:value-type="float" office:value="0.0126705934580729" calcext:value-type="float">
            <text:p>0.012671</text:p>
          </table:table-cell>
          <table:table-cell/>
          <table:table-cell table:formula="of:=[.G26]^2" office:value-type="float" office:value="0.00016054393857976" calcext:value-type="float">
            <text:p>0.0001605439</text:p>
          </table:table-cell>
          <table:table-cell table:number-columns-repeated="4"/>
        </table:table-row>
        <table:table-row table:style-name="ro1">
          <table:table-cell table:formula="of:=[.A13]" office:value-type="float" office:value="2" calcext:value-type="float">
            <text:p>2</text:p>
          </table:table-cell>
          <table:table-cell table:style-name="ce6" table:formula="of:=[.B13]" office:value-type="float" office:value="29.0447" calcext:value-type="float">
            <text:p>29.0447</text:p>
          </table:table-cell>
          <table:table-cell table:style-name="ce7" table:formula="of:=[.C13]" office:value-type="float" office:value="0.528788" calcext:value-type="float">
            <text:p>0.52879</text:p>
          </table:table-cell>
          <table:table-cell table:formula="of:=[.F13]" office:value-type="string" office:string-value="$\beta$" calcext:value-type="string">
            <text:p>$\beta$</text:p>
          </table:table-cell>
          <table:table-cell table:style-name="ce8" table:formula="of:=[.G13]" office:value-type="float" office:value="8905.29" calcext:value-type="float">
            <text:p>8905.29</text:p>
          </table:table-cell>
          <table:table-cell table:style-name="ce6" table:formula="of:=[.L13]" office:value-type="float" office:value="0.286970292541061" calcext:value-type="float">
            <text:p>0.2870</text:p>
          </table:table-cell>
          <table:table-cell table:style-name="ce9" table:formula="of:=[.M13]" office:value-type="float" office:value="0.00476919696452378" calcext:value-type="float">
            <text:p>0.004769</text:p>
          </table:table-cell>
          <table:table-cell/>
          <table:table-cell table:formula="of:=[.G27]^2" office:value-type="float" office:value="0.0000227452396864228" calcext:value-type="float">
            <text:p>2.27452396864228E-005</text:p>
          </table:table-cell>
          <table:table-cell table:number-columns-repeated="4"/>
        </table:table-row>
        <table:table-row table:style-name="ro1">
          <table:table-cell table:formula="of:=[.A14]" office:value-type="float" office:value="2" calcext:value-type="float">
            <text:p>2</text:p>
          </table:table-cell>
          <table:table-cell table:style-name="ce6" table:formula="of:=[.B14]" office:value-type="float" office:value="32.715" calcext:value-type="float">
            <text:p>32.7150</text:p>
          </table:table-cell>
          <table:table-cell table:style-name="ce7" table:formula="of:=[.C14]" office:value-type="float" office:value="0.510857" calcext:value-type="float">
            <text:p>0.51086</text:p>
          </table:table-cell>
          <table:table-cell table:formula="of:=[.F14]" office:value-type="string" office:string-value="$\alpha$" calcext:value-type="string">
            <text:p>$\alpha$</text:p>
          </table:table-cell>
          <table:table-cell table:style-name="ce8" table:formula="of:=[.G14]" office:value-type="float" office:value="8037.805" calcext:value-type="float">
            <text:p>8037.81</text:p>
          </table:table-cell>
          <table:table-cell table:style-name="ce6" table:formula="of:=[.L14]" office:value-type="float" office:value="0.285604739527749" calcext:value-type="float">
            <text:p>0.2856</text:p>
          </table:table-cell>
          <table:table-cell table:style-name="ce9" table:formula="of:=[.M14]" office:value-type="float" office:value="0.00396428392202384" calcext:value-type="float">
            <text:p>0.003964</text:p>
          </table:table-cell>
          <table:table-cell/>
          <table:table-cell table:formula="of:=[.G28]^2" office:value-type="float" office:value="0.0000157155470144167" calcext:value-type="float">
            <text:p>1.57155470144167E-005</text:p>
          </table:table-cell>
          <table:table-cell table:number-columns-repeated="4"/>
        </table:table-row>
        <table:table-row table:style-name="ro1">
          <table:table-cell table:formula="of:=[.A15]" office:value-type="float" office:value="3" calcext:value-type="float">
            <text:p>3</text:p>
          </table:table-cell>
          <table:table-cell table:style-name="ce6" table:formula="of:=[.B15]" office:value-type="float" office:value="47.0674" calcext:value-type="float">
            <text:p>47.0674</text:p>
          </table:table-cell>
          <table:table-cell table:style-name="ce7" table:formula="of:=[.C15]" office:value-type="float" office:value="0.723469" calcext:value-type="float">
            <text:p>0.72347</text:p>
          </table:table-cell>
          <table:table-cell table:formula="of:=[.F15]" office:value-type="string" office:string-value="$\beta$" calcext:value-type="string">
            <text:p>$\beta$</text:p>
          </table:table-cell>
          <table:table-cell table:style-name="ce8" table:formula="of:=[.G15]" office:value-type="float" office:value="8905.29" calcext:value-type="float">
            <text:p>8905.29</text:p>
          </table:table-cell>
          <table:table-cell table:style-name="ce6" table:formula="of:=[.L15]" office:value-type="float" office:value="0.285434724376852" calcext:value-type="float">
            <text:p>0.2854</text:p>
          </table:table-cell>
          <table:table-cell table:style-name="ce9" table:formula="of:=[.M15]" office:value-type="float" office:value="0.00335301595578131" calcext:value-type="float">
            <text:p>0.003353</text:p>
          </table:table-cell>
          <table:table-cell/>
          <table:table-cell table:formula="of:=[.G29]^2" office:value-type="float" office:value="0.000011242715999724" calcext:value-type="float">
            <text:p>1.1242715999724E-005</text:p>
          </table:table-cell>
          <table:table-cell table:number-columns-repeated="4"/>
        </table:table-row>
        <table:table-row table:style-name="ro1">
          <table:table-cell table:formula="of:=[.A16]" office:value-type="float" office:value="3" calcext:value-type="float">
            <text:p>3</text:p>
          </table:table-cell>
          <table:table-cell table:style-name="ce6" table:formula="of:=[.B16]" office:value-type="float" office:value="54.3907" calcext:value-type="float">
            <text:p>54.3907</text:p>
          </table:table-cell>
          <table:table-cell table:style-name="ce7" table:formula="of:=[.C16]" office:value-type="float" office:value="0.625352" calcext:value-type="float">
            <text:p>0.62535</text:p>
          </table:table-cell>
          <table:table-cell table:formula="of:=[.F16]" office:value-type="string" office:string-value="$\alpha$" calcext:value-type="string">
            <text:p>$\alpha$</text:p>
          </table:table-cell>
          <table:table-cell table:style-name="ce8" table:formula="of:=[.G16]" office:value-type="float" office:value="8037.805" calcext:value-type="float">
            <text:p>8037.81</text:p>
          </table:table-cell>
          <table:table-cell table:style-name="ce6" table:formula="of:=[.L16]" office:value-type="float" office:value="0.284791369760961" calcext:value-type="float">
            <text:p>0.2848</text:p>
          </table:table-cell>
          <table:table-cell table:style-name="ce9" table:formula="of:=[.M16]" office:value-type="float" office:value="0.00222611720962535" calcext:value-type="float">
            <text:p>0.002226</text:p>
          </table:table-cell>
          <table:table-cell/>
          <table:table-cell table:formula="of:=[.G30]^2" office:value-type="float" office:value="0.00000495559783099015" calcext:value-type="float">
            <text:p>4.9555978309901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formula="of:=SUM([.I25:.I30])" office:value-type="float" office:value="0.00037648762352311" calcext:value-type="float">
            <text:p>0.000376487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AVERAGE([.F25:.F30])" office:value-type="float" office:value="0.287502647714519" calcext:value-type="float">
            <text:p>0.2875026477</text:p>
          </table:table-cell>
          <table:table-cell table:formula="of:=SQRT([.I32])/4" office:value-type="float" office:value="0.0048508222468149" calcext:value-type="float">
            <text:p>0.0048508222</text:p>
          </table:table-cell>
          <table:table-cell table:number-columns-repeated="10"/>
        </table:table-row>
      </table:table>
      <table:table table:name="NaCl_theory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d (nm)</text:p>
          </table:table-cell>
          <table:table-cell office:value-type="string" calcext:value-type="string">
            <text:p>$\theta$ (De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alpha$</text:p>
          </table:table-cell>
          <table:table-cell/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beta$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alpha$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beta$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NaCl.A1:NaCl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8" number:min-integer-digits="1"/>
    </number:number-style>
    <number:number-style style:name="N132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4:04:19.360489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1:31:22.150092537</meta:creation-date>
    <meta:generator>LibreOffice/4.2.8.2$Linux_X86_64 LibreOffice_project/420m0$Build-2</meta:generator>
    <dc:date>2016-10-26T14:05:44.177998294</dc:date>
    <meta:editing-duration>PT18H53M37S</meta:editing-duration>
    <meta:editing-cycles>75</meta:editing-cycles>
    <meta:document-statistic meta:table-count="3" meta:cell-count="1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3cm" chart:symbol-height="0.13cm" chart:link-data-style-to-source="true">
        <chart:symbol-image xlink:href="Pictures/2000000A000000DF000000DFB32BCA89.svm" xlink:type="simple" xlink:actuate="onLoad"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4cm" svg:height="16.443cm" xlink:href=".." xlink:type="simple" chart:class="chart:scatter" chart:style-name="ch1">
        <chart:title svg:x="7.69cm" svg:y="0.464cm" chart:style-name="ch2">
          <text:p>Angle of Detector vs. Count Average</text:p>
        </chart:title>
        <chart:subtitle svg:x="8.934cm" svg:y="1.597cm" chart:style-name="ch3">
          <text:p>NaCl 582/004 brigter yellow</text:p>
        </chart:subtitle>
        <chart:plot-area chart:style-name="ch4" table:cell-range-address="NaCl.A2:NaCl.A150 NaCl.H2:NaCl.H150" svg:x="1.465cm" svg:y="2.634cm" svg:width="20.825cm" svg:height="12.5cm">
          <chartooo:coordinate-region svg:x="2.272cm" svg:y="2.833cm" svg:width="19.738cm" svg:height="11.654cm"/>
          <chart:axis chart:dimension="x" chart:name="primary-x" chart:style-name="ch5">
            <chart:title svg:x="10.484cm" svg:y="15.462cm" chart:style-name="ch6">
              <text:p>2*Theta (Degrees)</text:p>
            </chart:title>
          </chart:axis>
          <chart:axis chart:dimension="y" chart:name="primary-y" chart:style-name="ch5">
            <chart:title svg:x="0.451cm" svg:y="10.053cm" chart:style-name="ch7">
              <text:p>Counts/Second</text:p>
            </chart:title>
            <chart:grid chart:style-name="ch8" chart:class="major"/>
          </chart:axis>
          <chart:series chart:style-name="ch9" chart:values-cell-range-address="NaCl.H2:NaCl.H150" chart:class="chart:scatter">
            <chart:domain table:cell-range-address="NaCl.A2:NaCl.A150"/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aCl.A2:NaCl.A150</svg:desc>
                </draw:g>
              </table:table-cell>
              <table:table-cell office:value-type="float" office:value="8.03333333333333">
                <text:p>8.03333333333333</text:p>
                <draw:g>
                  <svg:desc>NaCl.H2:NaCl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  <table:table-cell office:value-type="float" office:value="116.233333333333">
                <text:p>116.2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04.733333333333">
                <text:p>104.7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">
                <text:p>22.5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66.0666666666667">
                <text:p>66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5">
                <text:p>25.5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5">
                <text:p>26.5</text:p>
              </table:table-cell>
              <table:table-cell office:value-type="float" office:value="66.9666666666667">
                <text:p>66.9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38.466666666667">
                <text:p>138.4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5">
                <text:p>27.5</text:p>
              </table:table-cell>
              <table:table-cell office:value-type="float" office:value="222.966666666667">
                <text:p>222.9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197.366666666667">
                <text:p>197.3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5">
                <text:p>28.5</text:p>
              </table:table-cell>
              <table:table-cell office:value-type="float" office:value="113.066666666667">
                <text:p>113.0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76.7666666666667">
                <text:p>76.7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5">
                <text:p>29.5</text:p>
              </table:table-cell>
              <table:table-cell office:value-type="float" office:value="76.8666666666667">
                <text:p>76.8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23.1">
                <text:p>323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5">
                <text:p>30.5</text:p>
              </table:table-cell>
              <table:table-cell office:value-type="float" office:value="629.8">
                <text:p>629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623.166666666667">
                <text:p>623.1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5">
                <text:p>31.5</text:p>
              </table:table-cell>
              <table:table-cell office:value-type="float" office:value="315.3">
                <text:p>315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61.166666666667">
                <text:p>161.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5">
                <text:p>32.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5">
                <text:p>33.5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42.5666666666667">
                <text:p>42.5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5">
                <text:p>34.5</text:p>
              </table:table-cell>
              <table:table-cell office:value-type="float" office:value="34.6333333333333">
                <text:p>34.6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23.0333333333333">
                <text:p>23.0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5">
                <text:p>42.5</text:p>
              </table:table-cell>
              <table:table-cell office:value-type="float" office:value="19.1333333333333">
                <text:p>19.1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16.8333333333333">
                <text:p>16.8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5">
                <text:p>47.5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.5">
                <text:p>52.5</text:p>
              </table:table-cell>
              <table:table-cell office:value-type="float" office:value="14.4666666666667">
                <text:p>14.4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13.0333333333333">
                <text:p>13.0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14.6333333333333">
                <text:p>14.6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5">
                <text:p>57.5</text:p>
              </table:table-cell>
              <table:table-cell office:value-type="float" office:value="26.2666666666667">
                <text:p>26.2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44.4666666666667">
                <text:p>44.4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5">
                <text:p>58.5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.5">
                <text:p>59.5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14.5333333333333">
                <text:p>14.5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5">
                <text:p>60.5</text:p>
              </table:table-cell>
              <table:table-cell office:value-type="float" office:value="14.0333333333333">
                <text:p>14.0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12.6333333333333">
                <text:p>12.6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5">
                <text:p>61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">
                <text:p>6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.5">
                <text:p>62.5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">
                <text:p>63</text:p>
              </table:table-cell>
              <table:table-cell office:value-type="float" office:value="11.7666666666667">
                <text:p>11.7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.5">
                <text:p>63.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15.5666666666667">
                <text:p>15.5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5">
                <text:p>64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130.466666666667">
                <text:p>130.4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.5">
                <text:p>65.5</text:p>
              </table:table-cell>
              <table:table-cell office:value-type="float" office:value="118.966666666667">
                <text:p>118.9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56.1333333333333">
                <text:p>56.1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.5">
                <text:p>66.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">
                <text:p>6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5">
                <text:p>67.5</text:p>
              </table:table-cell>
              <table:table-cell office:value-type="float" office:value="17.4333333333333">
                <text:p>17.4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14.3666666666667">
                <text:p>14.3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.5">
                <text:p>68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10.7666666666667">
                <text:p>10.7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.5">
                <text:p>72.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.5">
                <text:p>77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.5">
                <text:p>82.5</text:p>
              </table:table-cell>
              <table:table-cell office:value-type="float" office:value="10.0333333333333">
                <text:p>10.0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.5">
                <text:p>87.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5">
                <text:p>9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">
                <text:p>91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.5">
                <text:p>9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">
                <text:p>92</text:p>
              </table:table-cell>
              <table:table-cell office:value-type="float" office:value="9.96666666666667">
                <text:p>9.96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.5">
                <text:p>92.5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9.43333333333333">
                <text:p>9.4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.5">
                <text:p>93.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.5">
                <text:p>94.5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.5">
                <text:p>95.5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.5">
                <text:p>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.5">
                <text:p>97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.5">
                <text:p>102.5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.5">
                <text:p>10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.5">
                <text:p>10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10.3666666666667">
                <text:p>10.36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5">
                <text:p>10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">
                <text:p>108</text:p>
              </table:table-cell>
              <table:table-cell office:value-type="float" office:value="21.7333333333333">
                <text:p>21.7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5">
                <text:p>108.5</text:p>
              </table:table-cell>
              <table:table-cell office:value-type="float" office:value="42.5666666666667">
                <text:p>42.5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9.9666666666667">
                <text:p>49.9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5">
                <text:p>109.5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8.7666666666667">
                <text:p>18.7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.5">
                <text:p>110.5</text:p>
              </table:table-cell>
              <table:table-cell office:value-type="float" office:value="13.8666666666667">
                <text:p>13.8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">
                <text:p>11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1.5">
                <text:p>1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.5">
                <text:p>112.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.5">
                <text:p>11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.5">
                <text:p>1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10.4666666666667">
                <text:p>10.4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.5">
                <text:p>11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11.6333333333333">
                <text:p>11.63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.5">
                <text:p>1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